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373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c5c7"/>
      <style:text-properties fo:color="#ce181e"/>
    </style:style>
    <style:style style:name="ce2" style:family="table-cell" style:parent-style-name="Default">
      <style:table-cell-properties fo:background-color="#59c5c7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3333"/>
      <style:text-properties fo:color="#ce181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200"/>
      <style:text-properties fo:color="#ce181e"/>
    </style:style>
    <style:style style:name="ce9" style:family="table-cell" style:parent-style-name="Default">
      <style:table-cell-properties fo:background-color="#00ff66"/>
    </style:style>
    <style:style style:name="ce10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/>
      <table:table table:name="representat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ce5"/>
        <table:table-column table:style-name="co4" table:default-cell-style-name="ce10"/>
        <table:table-column table:style-name="co7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95" table:default-cell-style-name="Default"/>
        <table:table-row table:style-name="ro1">
          <table:table-cell office:value-type="string" calcext:value-type="string">
            <text:p>PDB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ffectiveMG</text:p>
          </table:table-cell>
          <table:table-cell office:value-type="string" calcext:value-type="string">
            <text:p>Mg_nt</text:p>
          </table:table-cell>
          <table:table-cell office:value-type="string" calcext:value-type="string">
            <text:p>Mg_a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10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table:number-columns-repeated="996"/>
        </table:table-row>
        <table:table-row table:style-name="ro1">
          <table:table-cell table:style-name="ce2" office:value-type="string" calcext:value-type="string">
            <text:p>5d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table:number-columns-repeated="996"/>
        </table:table-row>
        <table:table-row table:style-name="ro1">
          <table:table-cell table:style-name="ce3" office:value-type="string" calcext:value-type="string">
            <text:p>2uu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2396" calcext:value-type="float">
            <text:p>239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4180" calcext:value-type="float">
            <text:p>2418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table:number-columns-repeated="996"/>
        </table:table-row>
        <table:table-row table:style-name="ro1">
          <table:table-cell table:style-name="ce2" office:value-type="string" calcext:value-type="string">
            <text:p>5v2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table:number-columns-repeated="996"/>
        </table:table-row>
        <table:table-row table:style-name="ro1">
          <table:table-cell table:style-name="ce4" office:value-type="string" calcext:value-type="string">
            <text:p>3p4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table:number-columns-repeated="996"/>
        </table:table-row>
        <table:table-row table:style-name="ro1">
          <table:table-cell table:style-name="ce1" office:value-type="string" calcext:value-type="string">
            <text:p>1i7j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table:number-columns-repeated="996"/>
        </table:table-row>
        <table:table-row table:style-name="ro1">
          <table:table-cell table:style-name="ce3" office:value-type="string" calcext:value-type="string">
            <text:p>2vq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1" calcext:value-type="float">
            <text:p>1521</text:p>
          </table:table-cell>
          <table:table-cell table:style-name="ce3" office:value-type="float" office:value="2396" calcext:value-type="float">
            <text:p>239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3513" calcext:value-type="float">
            <text:p>2351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table:number-columns-repeated="996"/>
        </table:table-row>
        <table:table-row table:style-name="ro1">
          <table:table-cell table:style-name="ce2" office:value-type="string" calcext:value-type="string">
            <text:p>470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table:number-columns-repeated="996"/>
        </table:table-row>
        <table:table-row table:style-name="ro1">
          <table:table-cell table:style-name="ce2" office:value-type="string" calcext:value-type="string">
            <text:p>3cr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table:number-columns-repeated="996"/>
        </table:table-row>
        <table:table-row table:style-name="ro1">
          <table:table-cell table:style-name="ce5" table:number-columns-repeated="6"/>
          <table:table-cell table:number-columns-repeated="2"/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4p5j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P5J|1|A</text:p>
          </table:table-cell>
          <table:table-cell table:style-name="ce3" table:number-columns-repeated="995"/>
        </table:table-row>
        <table:table-row table:style-name="ro1">
          <table:table-cell table:style-name="ce6" office:value-type="string" calcext:value-type="string">
            <text:p>2z7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Z75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4cs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CS1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u5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U56|1|B</text:p>
          </table:table-cell>
          <table:table-cell table:style-name="ce6" table:number-columns-repeated="995"/>
        </table:table-row>
        <table:table-row table:style-name="ro1">
          <table:table-cell table:style-name="ce3" office:value-type="string" calcext:value-type="string">
            <text:p>1k8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66" calcext:value-type="float">
            <text:p>2866</text:p>
          </table:table-cell>
          <table:table-cell table:style-name="ce3" office:value-type="float" office:value="3701" calcext:value-type="float">
            <text:p>370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3889" calcext:value-type="float">
            <text:p>1388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K8A|1|B</text:p>
          </table:table-cell>
          <table:table-cell table:style-name="ce3" table:number-columns-repeated="995"/>
        </table:table-row>
        <table:table-row table:style-name="ro1">
          <table:table-cell table:style-name="ce6" office:value-type="string" calcext:value-type="string">
            <text:p>2g3s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G3S|1|G+2G3S|1|H</text:p>
          </table:table-cell>
          <table:table-cell table:style-name="ce6" table:number-columns-repeated="995"/>
        </table:table-row>
        <table:table-row table:style-name="ro1">
          <table:table-cell table:style-name="ce3" office:value-type="string" calcext:value-type="string">
            <text:p>4wf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WFL|1|A</text:p>
          </table:table-cell>
          <table:table-cell table:style-name="ce3" table:number-columns-repeated="995"/>
        </table:table-row>
        <table:table-row table:style-name="ro1">
          <table:table-cell table:style-name="ce6" office:value-type="string" calcext:value-type="string">
            <text:p>4e8n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E8N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1ik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IK5|1|A+1IK5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q3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383" calcext:value-type="float">
            <text:p>138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Q3Z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1pj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PJO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2pj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45" calcext:value-type="float">
            <text:p>945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PJP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1hc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2459" calcext:value-type="float">
            <text:p>24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HC8|1|C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1hr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5006" calcext:value-type="float">
            <text:p>500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HR2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f4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F4H|1|Y+3F4H|1|X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2cv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CV1|1|C</text:p>
          </table:table-cell>
          <table:table-cell table:style-name="ce6" table:number-columns-repeated="995"/>
        </table:table-row>
        <table:table-row table:style-name="ro1">
          <table:table-cell table:style-name="ce3" office:value-type="string" calcext:value-type="string">
            <text:p>1qv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2" calcext:value-type="float">
            <text:p>2872</text:p>
          </table:table-cell>
          <table:table-cell table:style-name="ce3" office:value-type="float" office:value="3701" calcext:value-type="float">
            <text:p>370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549" calcext:value-type="float">
            <text:p>1354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QVG|1|3</text:p>
          </table:table-cell>
          <table:table-cell table:style-name="ce3" table:number-columns-repeated="995"/>
        </table:table-row>
        <table:table-row table:style-name="ro1">
          <table:table-cell table:style-name="ce6" office:value-type="string" calcext:value-type="string">
            <text:p>1y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148" calcext:value-type="float">
            <text:p>11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Y95|1|B+1Y95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tz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23" calcext:value-type="float">
            <text:p>72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TZR|1|A+3TZR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5wt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982" calcext:value-type="float">
            <text:p>982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2271" calcext:value-type="float">
            <text:p>2271</text:p>
          </table:table-cell>
          <table:table-cell table:style-name="ce6"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WTI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4pcj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26" calcext:value-type="float">
            <text:p>5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PCJ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5ck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CKK|1|D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cg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CGS|1|B+3CGS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5dh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162" calcext:value-type="float">
            <text:p>11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DHC|1|C+5DHC|1|D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4l8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L81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5tp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TPY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t1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26" calcext:value-type="float">
            <text:p>1526</text:p>
          </table:table-cell>
          <table:table-cell table:style-name="ce6" office:value-type="float" office:value="2397" calcext:value-type="float">
            <text:p>2397</text:p>
          </table:table-cell>
          <table:table-cell office:value-type="float" office:value="153" calcext:value-type="float">
            <text:p>153</text:p>
          </table:table-cell>
          <table:table-cell table:style-name="ce6" office:value-type="float" office:value="20839" calcext:value-type="float">
            <text:p>20839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T1Y|1|A</text:p>
          </table:table-cell>
          <table:table-cell table:style-name="ce6" table:number-columns-repeated="995"/>
        </table:table-row>
        <table:table-row table:style-name="ro1">
          <table:table-cell table:style-name="ce3" office:value-type="string" calcext:value-type="string">
            <text:p>1fj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1" calcext:value-type="float">
            <text:p>1511</text:p>
          </table:table-cell>
          <table:table-cell table:style-name="ce3" office:value-type="float" office:value="2404" calcext:value-type="float">
            <text:p>240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79" calcext:value-type="float">
            <text:p>1127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FJG|1|X</text:p>
          </table:table-cell>
          <table:table-cell table:style-name="ce3" table:number-columns-repeated="995"/>
        </table:table-row>
        <table:table-row table:style-name="ro1">
          <table:table-cell table:style-name="ce6" office:value-type="string" calcext:value-type="string">
            <text:p>3lo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LOA|1|B+3LOA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2fm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FMT|1|C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1hq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HQ1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mx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MXH|1|R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6dn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DNR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5d8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252" calcext:value-type="float">
            <text:p>1252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D8H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kn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KNC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2zz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ZZM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1zz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ZZ5|1|A+1ZZ5|1|C+1ZZ5|1|B+1ZZ5|1|D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zg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729" calcext:value-type="float">
            <text:p>172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60" calcext:value-type="float">
            <text:p>76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ZGZ|1|E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2hw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HW8|1|B</text:p>
          </table:table-cell>
          <table:table-cell table:style-name="ce6" table:number-columns-repeated="995"/>
        </table:table-row>
        <table:table-row table:style-name="ro1">
          <table:table-cell table:style-name="ce3" office:value-type="string" calcext:value-type="string">
            <text:p>4b3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0" calcext:value-type="float">
            <text:p>1530</text:p>
          </table:table-cell>
          <table:table-cell table:style-name="ce3" office:value-type="float" office:value="2396" calcext:value-type="float">
            <text:p>239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6914" calcext:value-type="float">
            <text:p>26914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B3M|1|Z+4B3M|1|W</text:p>
          </table:table-cell>
          <table:table-cell table:style-name="ce3" table:number-columns-repeated="995"/>
        </table:table-row>
        <table:table-row table:style-name="ro1">
          <table:table-cell table:style-name="ce6" office:value-type="string" calcext:value-type="string">
            <text:p>3ox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3678" calcext:value-type="float">
            <text:p>36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OXD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1jzv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JZV|1|B+1JZV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oi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OIN|1|C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5vo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VOE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5dm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02" calcext:value-type="float">
            <text:p>2902</text:p>
          </table:table-cell>
          <table:table-cell table:style-name="ce6" office:value-type="float" office:value="3487" calcext:value-type="float">
            <text:p>3487</text:p>
          </table:table-cell>
          <table:table-cell office:value-type="float" office:value="157" calcext:value-type="float">
            <text:p>157</text:p>
          </table:table-cell>
          <table:table-cell table:style-name="ce6" office:value-type="float" office:value="23206" calcext:value-type="float">
            <text:p>23206</text:p>
          </table:table-cell>
          <table:table-cell table:style-name="ce6"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DM6|1|X</text:p>
          </table:table-cell>
          <table:table-cell table:style-name="ce6" table:number-columns-repeated="995"/>
        </table:table-row>
        <table:table-row table:style-name="ro1">
          <table:table-cell table:style-name="ce3" office:value-type="string" calcext:value-type="string">
            <text:p>3p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P59|1|E+3P59|1|A+3P59|1|C+3P59|1|G+3P59|1|B+3P59|1|D+3P59|1|F+3P59|1|H</text:p>
          </table:table-cell>
          <table:table-cell table:style-name="ce3" table:number-columns-repeated="995"/>
        </table:table-row>
        <table:table-row table:style-name="ro1">
          <table:table-cell table:style-name="ce6" office:value-type="string" calcext:value-type="string">
            <text:p>6c8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C8O|1|A+6C8O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l3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917" calcext:value-type="float">
            <text:p>191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L3C|1|R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5nz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NZD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sk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SKI|1|B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3q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Q51|1|A</text:p>
          </table:table-cell>
          <table:table-cell table:style-name="ce6" table:number-columns-repeated="995"/>
        </table:table-row>
        <table:table-row table:style-name="ro1">
          <table:table-cell table:style-name="ce6" office:value-type="string" calcext:value-type="string">
            <text:p>2b8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B8S|1|A+2B8S|1|B</text:p>
          </table:table-cell>
          <table:table-cell table:style-name="ce6" table:number-columns-repeated="995"/>
        </table:table-row>
        <table:table-row table:style-name="ro1">
          <table:table-cell table:style-name="ce7" office:value-type="string" calcext:value-type="string">
            <text:p>5t3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85" calcext:value-type="float">
            <text:p>9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T3K|1|A+5T3K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z4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01" calcext:value-type="float">
            <text:p>80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Z4F|1|B+4Z4F|1|D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2qw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QWY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6cc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18" calcext:value-type="float">
            <text:p>17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CC3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pdq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PDQ|1|A+4PDQ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du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UH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d2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68" calcext:value-type="float">
            <text:p>126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D2X|1|A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2zy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ZY6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1y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Y26|1|X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f2q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48" calcext:value-type="float">
            <text:p>134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F2Q|1|X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gx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08" calcext:value-type="float">
            <text:p>110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GX3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b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BTM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vj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VJB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fq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FQN|1|A+2FQN|1|B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3s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SKL|1|B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6c8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74" calcext:value-type="float">
            <text:p>77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C8D|1|A+6C8D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01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01D|1|B+301D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u3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07" calcext:value-type="float">
            <text:p>340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U3G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no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10" calcext:value-type="float">
            <text:p>9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NOK|1|A+2NOK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rg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66" calcext:value-type="float">
            <text:p>316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RGE|1|A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6ck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6CK5|1|B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4en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88" calcext:value-type="float">
            <text:p>88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EN5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x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05" calcext:value-type="float">
            <text:p>2205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XCO|1|M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qbz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83" calcext:value-type="float">
            <text:p>78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BZ|1|X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2ux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2396" calcext:value-type="float">
            <text:p>239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1786" calcext:value-type="float">
            <text:p>2178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UXC|1|X+2UXC|1|Y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1ln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LNT|1|A+1LNT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u0q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U0Q|1|A+5U0Q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dk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K1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df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08" calcext:value-type="float">
            <text:p>60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FU|1|M+1DFU|1|N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xj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XJR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tz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91" calcext:value-type="float">
            <text:p>89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TZX|1|X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p9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P95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yi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51" calcext:value-type="float">
            <text:p>135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YIE|1|X+2YIE|1|Z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ny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10" calcext:value-type="float">
            <text:p>13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NYA|1|B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1vq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69" calcext:value-type="float">
            <text:p>2869</text:p>
          </table:table-cell>
          <table:table-cell table:style-name="ce3" office:value-type="float" office:value="3776" calcext:value-type="float">
            <text:p>377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606" calcext:value-type="float">
            <text:p>1360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VQ6|1|4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5dd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DDP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yb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67" calcext:value-type="float">
            <text:p>56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YB0|1|R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m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38" calcext:value-type="float">
            <text:p>43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M30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wkj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WKJ|1|C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ao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AOX|1|F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j1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J1U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fr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35" calcext:value-type="float">
            <text:p>183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FRG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ha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HAX|1|E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6db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28" calcext:value-type="float">
            <text:p>42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DB9|1|R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nk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86" calcext:value-type="float">
            <text:p>88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NKB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lx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LX6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oj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65" calcext:value-type="float">
            <text:p>66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OJI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pl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PLY|1|E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an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ANN|1|B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5t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5T83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430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30D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t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25" calcext:value-type="float">
            <text:p>5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TRA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xu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08" calcext:value-type="float">
            <text:p>12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XUS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b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B23|1|R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oi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46" calcext:value-type="float">
            <text:p>64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OIU|1|P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1vq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3776" calcext:value-type="float">
            <text:p>377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596" calcext:value-type="float">
            <text:p>1059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VQN|1|4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5fj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FJ0|1|C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zn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ZNP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nd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ND4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y8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634" calcext:value-type="float">
            <text:p>263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Y85|1|B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4jf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JF2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1mz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MZP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dh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94" calcext:value-type="float">
            <text:p>69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DH6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c9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C9H|1|C+5C9H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kp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KPY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quw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26" calcext:value-type="float">
            <text:p>182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UW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ep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804" calcext:value-type="float">
            <text:p>80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EPH|1|F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gv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GVN|1|A+3GVN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f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28" calcext:value-type="float">
            <text:p>62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F27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ev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44" calcext:value-type="float">
            <text:p>74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EVV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jr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JRC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lq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LQT|1|A+5LQT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fj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FJ1|1|E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2r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R20|1|A+2R20|1|B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2ao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AO5|1|A+2AO5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g6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G6R|1|D+4G6R|1|C+4G6R|1|A+4G6R|1|B</text:p>
          </table:table-cell>
          <table:table-cell table:style-name="ce7" table:number-columns-repeated="995"/>
        </table:table-row>
        <table:table-row table:style-name="ro1">
          <table:table-cell table:style-name="ce7" table:number-columns-repeated="7"/>
          <table:table-cell/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4bw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47" calcext:value-type="float">
            <text:p>5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BWM|1|G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ff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17" calcext:value-type="float">
            <text:p>9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84" calcext:value-type="float">
            <text:p>884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FFY|1|T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pq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22" calcext:value-type="float">
            <text:p>92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PQV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gh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01" calcext:value-type="float">
            <text:p>50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GHL|1|E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bj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BJO|1|Y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4y1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Y1I|1|B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1fe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01" calcext:value-type="float">
            <text:p>1301</text:p>
          </table:table-cell>
          <table:table-cell table:style-name="ce7"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FEU|1|F+1FEU|1|E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iv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81" calcext:value-type="float">
            <text:p>10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IVN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nu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88" calcext:value-type="float">
            <text:p>1288</text:p>
          </table:table-cell>
          <table:table-cell table:style-name="ce7" office:value-type="float" office:value="293" calcext:value-type="float">
            <text:p>293</text:p>
          </table:table-cell>
          <table:table-cell office:value-type="float" office:value="19" calcext:value-type="float">
            <text:p>1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NUG|1|E+2NUG|1|F+2NUG|1|C+2NUG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x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24" calcext:value-type="float">
            <text:p>1824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XTM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ql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QLM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37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37D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yl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71" calcext:value-type="float">
            <text:p>147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YLS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ktj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02" calcext:value-type="float">
            <text:p>150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KTJ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td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TD0|1|B+3TD0|1|A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5d5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5D5L|1|B</text:p>
          </table:table-cell>
          <table:table-cell table:style-name="ce3" table:number-columns-repeated="995"/>
        </table:table-row>
        <table:table-row table:style-name="ro1">
          <table:table-cell table:style-name="ce7" office:value-type="float" office:value="5E+054" calcext:value-type="float">
            <text:p>5E+05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E54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nuj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65" calcext:value-type="float">
            <text:p>116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NUJ|1|C+1NUJ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v0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V0K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j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JID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f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66" calcext:value-type="float">
            <text:p>96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FTM|1|D+3FTM|1|C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zz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91" calcext:value-type="float">
            <text:p>89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ZZN|1|C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6d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318" calcext:value-type="float">
            <text:p>13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DME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xw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55" calcext:value-type="float">
            <text:p>95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XW7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cu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20" calcext:value-type="float">
            <text:p>112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CUL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nd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NDH|1|C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6b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B14|1|R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y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YCO|1|E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hh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80" calcext:value-type="float">
            <text:p>3380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HHN|1|E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ss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SSF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64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67" calcext:value-type="float">
            <text:p>116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64D|1|C+364D|1|B+364D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bt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27" calcext:value-type="float">
            <text:p>142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BTP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m4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M4O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g9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G91|1|A+2G91|1|B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4y1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Y1M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5ns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NS4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fs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FS0|1|B+3FS0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l9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43" calcext:value-type="float">
            <text:p>1643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L9A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q1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1R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v7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089" calcext:value-type="float">
            <text:p>208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V7E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oo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85" calcext:value-type="float">
            <text:p>48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OOG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jxq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JXQ|1|L+3JXQ|1|K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3d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DIL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5ew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EW7|1|B+5EW7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mg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180" calcext:value-type="float">
            <text:p>118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MGA|1|B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1n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8" calcext:value-type="float">
            <text:p>1528</text:p>
          </table:table-cell>
          <table:table-cell table:style-name="ce3" office:value-type="float" office:value="2389" calcext:value-type="float">
            <text:p>238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9041" calcext:value-type="float">
            <text:p>1904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N32|1|Y+1N32|1|Z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1drz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RZ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mj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MJI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54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54D|1|A+354D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6as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ASO|1|I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ly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LYV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5un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UNE|1|A+5UNE|1|B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4ts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TS2|1|Y+4TS2|1|X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2oe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OE5|1|B+2OE5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v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VAL|1|A+2VAL|1|C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4ru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RUM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3egz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116" calcext:value-type="float">
            <text:p>1116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EGZ|1|B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5fj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5FJC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2t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TRA|1|A</text:p>
          </table:table-cell>
          <table:table-cell table:style-name="ce7" table:number-columns-repeated="995"/>
        </table:table-row>
        <table:table-row table:style-name="ro1">
          <table:table-cell table:style-name="ce3" office:value-type="string" calcext:value-type="string">
            <text:p>3ga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GAO|1|A</text:p>
          </table:table-cell>
          <table:table-cell table:style-name="ce3" table:number-columns-repeated="995"/>
        </table:table-row>
        <table:table-row table:style-name="ro1">
          <table:table-cell table:style-name="ce7" office:value-type="string" calcext:value-type="string">
            <text:p>5m0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961" calcext:value-type="float">
            <text:p>96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M0I|1|F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qu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50" calcext:value-type="float">
            <text:p>155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US|1|A</text:p>
          </table:table-cell>
          <table:table-cell table:style-name="ce7" table:number-columns-repeated="995"/>
        </table:table-row>
        <table:table-row table:style-name="ro1">
          <table:table-cell table:style-name="ce8" office:value-type="string" calcext:value-type="string">
            <text:p>1d4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4R|1|B+1D4R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kx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KXK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2a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A43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rw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RWN|1|B+4RWN|1|C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6cu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CU1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la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8" calcext:value-type="float">
            <text:p>8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LA5|1|A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6dt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54" calcext:value-type="float">
            <text:p>6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DTA|1|D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m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53" calcext:value-type="float">
            <text:p>2253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MMS|1|C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1nt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NTB|1|A+1NTB|1|B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4k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K27|1|U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3me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49" calcext:value-type="float">
            <text:p>54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MEI|1|A+3MEI|1|B</text:p>
          </table:table-cell>
          <table:table-cell table:style-name="ce7" table:number-columns-repeated="995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r_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4" table:default-cell-style-name="ce5"/>
        <table:table-column table:style-name="co4" table:default-cell-style-name="ce6"/>
        <table:table-column table:style-name="co7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95" table:default-cell-style-name="Default"/>
        <table:table-row table:style-name="ro1">
          <table:table-cell office:value-type="string" calcext:value-type="string">
            <text:p>PDB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ffectiveMG</text:p>
          </table:table-cell>
          <table:table-cell office:value-type="string" calcext:value-type="string">
            <text:p>Mg_nt</text:p>
          </table:table-cell>
          <table:table-cell office:value-type="string" calcext:value-type="string">
            <text:p>Mg_a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t_inclu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69d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10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h0s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5dar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uub</text:p>
          </table:table-cell>
          <table:table-cell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float" office:value="2396" calcext:value-type="float">
            <text:p>2396</text:p>
          </table:table-cell>
          <table:table-cell office:value-type="float" office:value="163" calcext:value-type="float">
            <text:p>163</text:p>
          </table:table-cell>
          <table:table-cell office:value-type="float" office:value="24180" calcext:value-type="float">
            <text:p>24180</text:p>
          </table:table-cell>
          <table:table-cell office:value-type="float" office:value="656" calcext:value-type="float">
            <text:p>656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5v2h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p4a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i7j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yjw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82" calcext:value-type="float">
            <text:p>3782</text:p>
          </table:table-cell>
          <table:table-cell office:value-type="float" office:value="68" calcext:value-type="float">
            <text:p>68</text:p>
          </table:table-cell>
          <table:table-cell office:value-type="float" office:value="13651" calcext:value-type="float">
            <text:p>13651</text:p>
          </table:table-cell>
          <table:table-cell office:value-type="float" office:value="464" calcext:value-type="float">
            <text:p>464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5ddq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vqf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2396" calcext:value-type="float">
            <text:p>2396</text:p>
          </table:table-cell>
          <table:table-cell office:value-type="float" office:value="158" calcext:value-type="float">
            <text:p>158</text:p>
          </table:table-cell>
          <table:table-cell office:value-type="float" office:value="23513" calcext:value-type="float">
            <text:p>23513</text:p>
          </table:table-cell>
          <table:table-cell office:value-type="float" office:value="603" calcext:value-type="float">
            <text:p>60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vql</text:p>
          </table:table-cell>
          <table:table-cell office:value-type="float" office:value="1" calcext:value-type="float">
            <text:p>1</text:p>
          </table:table-cell>
          <table:table-cell office:value-type="float" office:value="2869" calcext:value-type="float">
            <text:p>2869</text:p>
          </table:table-cell>
          <table:table-cell office:value-type="float" office:value="3776" calcext:value-type="float">
            <text:p>3776</text:p>
          </table:table-cell>
          <table:table-cell office:value-type="float" office:value="50" calcext:value-type="float">
            <text:p>50</text:p>
          </table:table-cell>
          <table:table-cell office:value-type="float" office:value="10616" calcext:value-type="float">
            <text:p>10616</text:p>
          </table:table-cell>
          <table:table-cell office:value-type="float" office:value="417" calcext:value-type="float">
            <text:p>41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470d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vqe</text:p>
          </table:table-cell>
          <table:table-cell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2397" calcext:value-type="float">
            <text:p>2397</text:p>
          </table:table-cell>
          <table:table-cell office:value-type="float" office:value="158" calcext:value-type="float">
            <text:p>158</text:p>
          </table:table-cell>
          <table:table-cell office:value-type="float" office:value="23006" calcext:value-type="float">
            <text:p>23006</text:p>
          </table:table-cell>
          <table:table-cell office:value-type="float" office:value="493" calcext:value-type="float">
            <text:p>49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471d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r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4q9q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vqm</text:p>
          </table:table-cell>
          <table:table-cell office:value-type="float" office:value="1" calcext:value-type="float">
            <text:p>1</text:p>
          </table:table-cell>
          <table:table-cell office:value-type="float" office:value="2869" calcext:value-type="float">
            <text:p>2869</text:p>
          </table:table-cell>
          <table:table-cell office:value-type="float" office:value="3776" calcext:value-type="float">
            <text:p>3776</text:p>
          </table:table-cell>
          <table:table-cell office:value-type="float" office:value="51" calcext:value-type="float">
            <text:p>51</text:p>
          </table:table-cell>
          <table:table-cell office:value-type="float" office:value="10622" calcext:value-type="float">
            <text:p>10622</text:p>
          </table:table-cell>
          <table:table-cell office:value-type="float" office:value="408" calcext:value-type="float">
            <text:p>40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uua</text:p>
          </table:table-cell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float" office:value="2396" calcext:value-type="float">
            <text:p>2396</text:p>
          </table:table-cell>
          <table:table-cell office:value-type="float" office:value="123" calcext:value-type="float">
            <text:p>123</text:p>
          </table:table-cell>
          <table:table-cell office:value-type="float" office:value="18882" calcext:value-type="float">
            <text:p>18882</text:p>
          </table:table-cell>
          <table:table-cell office:value-type="float" office:value="576" calcext:value-type="float">
            <text:p>57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h0z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468d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{'NR_all_02656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4p5j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P5J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35133.2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ho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HO7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ho6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HO6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gcv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GCV|1|B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2z7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Z75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b4b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B4B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h0x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H0X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h0w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H0W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b4a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B4A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gcs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GCS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b4c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B4C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z7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Z74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7355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4cs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CS1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73731.2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um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3UMY|1|B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3u5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U56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u4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3U4M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5303.2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m90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02" calcext:value-type="float">
            <text:p>3702</text:p>
          </table:table-cell>
          <table:table-cell office:value-type="float" office:value="71" calcext:value-type="float">
            <text:p>71</text:p>
          </table:table-cell>
          <table:table-cell office:value-type="float" office:value="13799" calcext:value-type="float">
            <text:p>13799</text:p>
          </table:table-cell>
          <table:table-cell office:value-type="float" office:value="477" calcext:value-type="float">
            <text:p>477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M90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q81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02" calcext:value-type="float">
            <text:p>3702</text:p>
          </table:table-cell>
          <table:table-cell office:value-type="float" office:value="67" calcext:value-type="float">
            <text:p>67</text:p>
          </table:table-cell>
          <table:table-cell office:value-type="float" office:value="13533" calcext:value-type="float">
            <text:p>13533</text:p>
          </table:table-cell>
          <table:table-cell office:value-type="float" office:value="481" calcext:value-type="float">
            <text:p>481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Q81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r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8" calcext:value-type="float">
            <text:p>48</text:p>
          </table:table-cell>
          <table:table-cell office:value-type="float" office:value="10531" calcext:value-type="float">
            <text:p>10531</text:p>
          </table:table-cell>
          <table:table-cell office:value-type="float" office:value="434" calcext:value-type="float">
            <text:p>43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R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l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31" calcext:value-type="float">
            <text:p>10531</text:p>
          </table:table-cell>
          <table:table-cell office:value-type="float" office:value="398" calcext:value-type="float">
            <text:p>39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L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otl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498" calcext:value-type="float">
            <text:p>13498</text:p>
          </table:table-cell>
          <table:table-cell office:value-type="float" office:value="465" calcext:value-type="float">
            <text:p>465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2OTL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v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0" calcext:value-type="float">
            <text:p>50</text:p>
          </table:table-cell>
          <table:table-cell office:value-type="float" office:value="10594" calcext:value-type="float">
            <text:p>10594</text:p>
          </table:table-cell>
          <table:table-cell office:value-type="float" office:value="417" calcext:value-type="float">
            <text:p>41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V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m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2" calcext:value-type="float">
            <text:p>52</text:p>
          </table:table-cell>
          <table:table-cell office:value-type="float" office:value="10480" calcext:value-type="float">
            <text:p>10480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M|1|9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1k8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table:style-name="ce6" office:value-type="float" office:value="3701" calcext:value-type="float">
            <text:p>3701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13889" calcext:value-type="float">
            <text:p>13889</text:p>
          </table:table-cell>
          <table:table-cell table:style-name="ce6" office:value-type="float" office:value="479" calcext:value-type="float">
            <text:p>479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K8A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ccs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8" calcext:value-type="float">
            <text:p>48</text:p>
          </table:table-cell>
          <table:table-cell office:value-type="float" office:value="10499" calcext:value-type="float">
            <text:p>10499</text:p>
          </table:table-cell>
          <table:table-cell office:value-type="float" office:value="431" calcext:value-type="float">
            <text:p>43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S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9" calcext:value-type="float">
            <text:p>69</text:p>
          </table:table-cell>
          <table:table-cell office:value-type="float" office:value="13521" calcext:value-type="float">
            <text:p>13521</text:p>
          </table:table-cell>
          <table:table-cell office:value-type="float" office:value="460" calcext:value-type="float">
            <text:p>460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2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it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82" calcext:value-type="float">
            <text:p>3782</text:p>
          </table:table-cell>
          <table:table-cell office:value-type="float" office:value="69" calcext:value-type="float">
            <text:p>69</text:p>
          </table:table-cell>
          <table:table-cell office:value-type="float" office:value="13752" calcext:value-type="float">
            <text:p>13752</text:p>
          </table:table-cell>
          <table:table-cell office:value-type="float" office:value="471" calcext:value-type="float">
            <text:p>471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IT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s7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540" calcext:value-type="float">
            <text:p>13540</text:p>
          </table:table-cell>
          <table:table-cell office:value-type="float" office:value="457" calcext:value-type="float">
            <text:p>457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S72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e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640" calcext:value-type="float">
            <text:p>10640</text:p>
          </table:table-cell>
          <table:table-cell office:value-type="float" office:value="431" calcext:value-type="float">
            <text:p>43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E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n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6" calcext:value-type="float">
            <text:p>3776</text:p>
          </table:table-cell>
          <table:table-cell office:value-type="float" office:value="53" calcext:value-type="float">
            <text:p>53</text:p>
          </table:table-cell>
          <table:table-cell office:value-type="float" office:value="10596" calcext:value-type="float">
            <text:p>10596</text:p>
          </table:table-cell>
          <table:table-cell office:value-type="float" office:value="403" calcext:value-type="float">
            <text:p>403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N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qa4</text:p>
          </table:table-cell>
          <table:table-cell office:value-type="float" office:value="1" calcext:value-type="float">
            <text:p>1</text:p>
          </table:table-cell>
          <table:table-cell office:value-type="float" office:value="2863" calcext:value-type="float">
            <text:p>2863</text:p>
          </table:table-cell>
          <table:table-cell office:value-type="float" office:value="3919" calcext:value-type="float">
            <text:p>3919</text:p>
          </table:table-cell>
          <table:table-cell office:value-type="float" office:value="70" calcext:value-type="float">
            <text:p>70</text:p>
          </table:table-cell>
          <table:table-cell office:value-type="float" office:value="13454" calcext:value-type="float">
            <text:p>13454</text:p>
          </table:table-cell>
          <table:table-cell office:value-type="float" office:value="464" calcext:value-type="float">
            <text:p>464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2QA4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u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1" calcext:value-type="float">
            <text:p>51</text:p>
          </table:table-cell>
          <table:table-cell office:value-type="float" office:value="10570" calcext:value-type="float">
            <text:p>10570</text:p>
          </table:table-cell>
          <table:table-cell office:value-type="float" office:value="417" calcext:value-type="float">
            <text:p>41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U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jn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560" calcext:value-type="float">
            <text:p>13560</text:p>
          </table:table-cell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JN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k9m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68" calcext:value-type="float">
            <text:p>68</text:p>
          </table:table-cell>
          <table:table-cell office:value-type="float" office:value="13819" calcext:value-type="float">
            <text:p>13819</text:p>
          </table:table-cell>
          <table:table-cell office:value-type="float" office:value="505" calcext:value-type="float">
            <text:p>505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K9M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me</text:p>
          </table:table-cell>
          <table:table-cell office:value-type="float" office:value="1" calcext:value-type="float">
            <text:p>1</text:p>
          </table:table-cell>
          <table:table-cell office:value-type="float" office:value="2869" calcext:value-type="float">
            <text:p>2869</text:p>
          </table:table-cell>
          <table:table-cell office:value-type="float" office:value="3753" calcext:value-type="float">
            <text:p>3753</text:p>
          </table:table-cell>
          <table:table-cell office:value-type="float" office:value="55" calcext:value-type="float">
            <text:p>55</text:p>
          </table:table-cell>
          <table:table-cell office:value-type="float" office:value="10381" calcext:value-type="float">
            <text:p>10381</text:p>
          </table:table-cell>
          <table:table-cell office:value-type="float" office:value="404" calcext:value-type="float">
            <text:p>40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ME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pw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05" calcext:value-type="float">
            <text:p>3705</text:p>
          </table:table-cell>
          <table:table-cell office:value-type="float" office:value="48" calcext:value-type="float">
            <text:p>48</text:p>
          </table:table-cell>
          <table:table-cell office:value-type="float" office:value="10376" calcext:value-type="float">
            <text:p>10376</text:p>
          </table:table-cell>
          <table:table-cell office:value-type="float" office:value="418" calcext:value-type="float">
            <text:p>418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PW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j9</text:p>
          </table:table-cell>
          <table:table-cell office:value-type="float" office:value="1" calcext:value-type="float">
            <text:p>1</text:p>
          </table:table-cell>
          <table:table-cell office:value-type="float" office:value="2867" calcext:value-type="float">
            <text:p>2867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468" calcext:value-type="float">
            <text:p>13468</text:p>
          </table:table-cell>
          <table:table-cell office:value-type="float" office:value="441" calcext:value-type="float">
            <text:p>441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J9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71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8" calcext:value-type="float">
            <text:p>48</text:p>
          </table:table-cell>
          <table:table-cell office:value-type="float" office:value="10585" calcext:value-type="float">
            <text:p>10585</text:p>
          </table:table-cell>
          <table:table-cell office:value-type="float" office:value="401" calcext:value-type="float">
            <text:p>40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G71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ij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520" calcext:value-type="float">
            <text:p>13520</text:p>
          </table:table-cell>
          <table:table-cell office:value-type="float" office:value="467" calcext:value-type="float">
            <text:p>467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IJ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kd1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69" calcext:value-type="float">
            <text:p>69</text:p>
          </table:table-cell>
          <table:table-cell office:value-type="float" office:value="13832" calcext:value-type="float">
            <text:p>13832</text:p>
          </table:table-cell>
          <table:table-cell office:value-type="float" office:value="502" calcext:value-type="float">
            <text:p>502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KD1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d6</text:p>
          </table:table-cell>
          <table:table-cell office:value-type="float" office:value="1" calcext:value-type="float">
            <text:p>1</text:p>
          </table:table-cell>
          <table:table-cell office:value-type="float" office:value="2867" calcext:value-type="float">
            <text:p>2867</text:p>
          </table:table-cell>
          <table:table-cell office:value-type="float" office:value="3776" calcext:value-type="float">
            <text:p>3776</text:p>
          </table:table-cell>
          <table:table-cell office:value-type="float" office:value="47" calcext:value-type="float">
            <text:p>47</text:p>
          </table:table-cell>
          <table:table-cell office:value-type="float" office:value="10432" calcext:value-type="float">
            <text:p>10432</text:p>
          </table:table-cell>
          <table:table-cell office:value-type="float" office:value="447" calcext:value-type="float">
            <text:p>44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D6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ji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70" calcext:value-type="float">
            <text:p>70</text:p>
          </table:table-cell>
          <table:table-cell office:value-type="float" office:value="13650" calcext:value-type="float">
            <text:p>13650</text:p>
          </table:table-cell>
          <table:table-cell office:value-type="float" office:value="459" calcext:value-type="float">
            <text:p>459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NJI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4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5" calcext:value-type="float">
            <text:p>3775</text:p>
          </table:table-cell>
          <table:table-cell office:value-type="float" office:value="69" calcext:value-type="float">
            <text:p>69</text:p>
          </table:table-cell>
          <table:table-cell office:value-type="float" office:value="13638" calcext:value-type="float">
            <text:p>13638</text:p>
          </table:table-cell>
          <table:table-cell office:value-type="float" office:value="454" calcext:value-type="float">
            <text:p>454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4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i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8" calcext:value-type="float">
            <text:p>68</text:p>
          </table:table-cell>
          <table:table-cell office:value-type="float" office:value="13449" calcext:value-type="float">
            <text:p>13449</text:p>
          </table:table-cell>
          <table:table-cell office:value-type="float" office:value="459" calcext:value-type="float">
            <text:p>459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I2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9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76" calcext:value-type="float">
            <text:p>3776</text:p>
          </table:table-cell>
          <table:table-cell office:value-type="float" office:value="51" calcext:value-type="float">
            <text:p>51</text:p>
          </table:table-cell>
          <table:table-cell office:value-type="float" office:value="10522" calcext:value-type="float">
            <text:p>10522</text:p>
          </table:table-cell>
          <table:table-cell office:value-type="float" office:value="419" calcext:value-type="float">
            <text:p>419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9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6e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61" calcext:value-type="float">
            <text:p>10561</text:p>
          </table:table-cell>
          <table:table-cell office:value-type="float" office:value="425" calcext:value-type="float">
            <text:p>425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G6E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7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85" calcext:value-type="float">
            <text:p>10585</text:p>
          </table:table-cell>
          <table:table-cell office:value-type="float" office:value="430" calcext:value-type="float">
            <text:p>43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7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8r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68" calcext:value-type="float">
            <text:p>68</text:p>
          </table:table-cell>
          <table:table-cell office:value-type="float" office:value="13586" calcext:value-type="float">
            <text:p>13586</text:p>
          </table:table-cell>
          <table:table-cell office:value-type="float" office:value="485" calcext:value-type="float">
            <text:p>48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N8R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ma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53" calcext:value-type="float">
            <text:p>3753</text:p>
          </table:table-cell>
          <table:table-cell office:value-type="float" office:value="55" calcext:value-type="float">
            <text:p>55</text:p>
          </table:table-cell>
          <table:table-cell office:value-type="float" office:value="10404" calcext:value-type="float">
            <text:p>10404</text:p>
          </table:table-cell>
          <table:table-cell office:value-type="float" office:value="400" calcext:value-type="float">
            <text:p>4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MA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o</text:p>
          </table:table-cell>
          <table:table-cell office:value-type="float" office:value="1" calcext:value-type="float">
            <text:p>1</text:p>
          </table:table-cell>
          <table:table-cell office:value-type="float" office:value="2867" calcext:value-type="float">
            <text:p>2867</text:p>
          </table:table-cell>
          <table:table-cell office:value-type="float" office:value="3776" calcext:value-type="float">
            <text:p>3776</text:p>
          </table:table-cell>
          <table:table-cell office:value-type="float" office:value="53" calcext:value-type="float">
            <text:p>53</text:p>
          </table:table-cell>
          <table:table-cell office:value-type="float" office:value="10530" calcext:value-type="float">
            <text:p>10530</text:p>
          </table:table-cell>
          <table:table-cell office:value-type="float" office:value="406" calcext:value-type="float">
            <text:p>40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O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qvg</text:p>
          </table:table-cell>
          <table:table-cell office:value-type="float" office:value="1" calcext:value-type="float">
            <text:p>1</text:p>
          </table:table-cell>
          <table:table-cell office:value-type="float" office:value="2872" calcext:value-type="float">
            <text:p>2872</text:p>
          </table:table-cell>
          <table:table-cell office:value-type="float" office:value="3701" calcext:value-type="float">
            <text:p>3701</text:p>
          </table:table-cell>
          <table:table-cell office:value-type="float" office:value="68" calcext:value-type="float">
            <text:p>68</text:p>
          </table:table-cell>
          <table:table-cell office:value-type="float" office:value="13549" calcext:value-type="float">
            <text:p>13549</text:p>
          </table:table-cell>
          <table:table-cell office:value-type="float" office:value="471" calcext:value-type="float">
            <text:p>471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QVG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6</text:p>
          </table:table-cell>
          <table:table-cell office:value-type="float" office:value="1" calcext:value-type="float">
            <text:p>1</text:p>
          </table:table-cell>
          <table:table-cell office:value-type="float" office:value="2869" calcext:value-type="float">
            <text:p>2869</text:p>
          </table:table-cell>
          <table:table-cell office:value-type="float" office:value="3776" calcext:value-type="float">
            <text:p>3776</text:p>
          </table:table-cell>
          <table:table-cell office:value-type="float" office:value="69" calcext:value-type="float">
            <text:p>69</text:p>
          </table:table-cell>
          <table:table-cell office:value-type="float" office:value="13606" calcext:value-type="float">
            <text:p>13606</text:p>
          </table:table-cell>
          <table:table-cell office:value-type="float" office:value="461" calcext:value-type="float">
            <text:p>461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6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7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5" calcext:value-type="float">
            <text:p>3775</text:p>
          </table:table-cell>
          <table:table-cell office:value-type="float" office:value="70" calcext:value-type="float">
            <text:p>70</text:p>
          </table:table-cell>
          <table:table-cell office:value-type="float" office:value="13721" calcext:value-type="float">
            <text:p>13721</text:p>
          </table:table-cell>
          <table:table-cell office:value-type="float" office:value="468" calcext:value-type="float">
            <text:p>468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7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ffk</text:p>
          </table:table-cell>
          <table:table-cell office:value-type="float" office:value="1" calcext:value-type="float">
            <text:p>1</text:p>
          </table:table-cell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FFK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q86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02" calcext:value-type="float">
            <text:p>3702</text:p>
          </table:table-cell>
          <table:table-cell office:value-type="float" office:value="69" calcext:value-type="float">
            <text:p>69</text:p>
          </table:table-cell>
          <table:table-cell office:value-type="float" office:value="13664" calcext:value-type="float">
            <text:p>13664</text:p>
          </table:table-cell>
          <table:table-cell office:value-type="float" office:value="476" calcext:value-type="float">
            <text:p>476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Q86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i56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11" calcext:value-type="float">
            <text:p>10511</text:p>
          </table:table-cell>
          <table:table-cell office:value-type="float" office:value="433" calcext:value-type="float">
            <text:p>433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I56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5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5" calcext:value-type="float">
            <text:p>3775</text:p>
          </table:table-cell>
          <table:table-cell office:value-type="float" office:value="71" calcext:value-type="float">
            <text:p>71</text:p>
          </table:table-cell>
          <table:table-cell office:value-type="float" office:value="13687" calcext:value-type="float">
            <text:p>13687</text:p>
          </table:table-cell>
          <table:table-cell office:value-type="float" office:value="456" calcext:value-type="float">
            <text:p>456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5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jj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67" calcext:value-type="float">
            <text:p>67</text:p>
          </table:table-cell>
          <table:table-cell office:value-type="float" office:value="13585" calcext:value-type="float">
            <text:p>13585</text:p>
          </table:table-cell>
          <table:table-cell office:value-type="float" office:value="482" calcext:value-type="float">
            <text:p>482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JJ2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q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65" calcext:value-type="float">
            <text:p>10565</text:p>
          </table:table-cell>
          <table:table-cell office:value-type="float" office:value="421" calcext:value-type="float">
            <text:p>42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Q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w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29" calcext:value-type="float">
            <text:p>29</text:p>
          </table:table-cell>
          <table:table-cell office:value-type="float" office:value="6814" calcext:value-type="float">
            <text:p>6814</text:p>
          </table:table-cell>
          <table:table-cell office:value-type="float" office:value="361" calcext:value-type="float">
            <text:p>36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OW2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4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0" calcext:value-type="float">
            <text:p>50</text:p>
          </table:table-cell>
          <table:table-cell office:value-type="float" office:value="10542" calcext:value-type="float">
            <text:p>10542</text:p>
          </table:table-cell>
          <table:table-cell office:value-type="float" office:value="421" calcext:value-type="float">
            <text:p>42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4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qex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8" calcext:value-type="float">
            <text:p>68</text:p>
          </table:table-cell>
          <table:table-cell office:value-type="float" office:value="13000" calcext:value-type="float">
            <text:p>13000</text:p>
          </table:table-cell>
          <table:table-cell office:value-type="float" office:value="432" calcext:value-type="float">
            <text:p>432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2QEX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hq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0" calcext:value-type="float">
            <text:p>50</text:p>
          </table:table-cell>
          <table:table-cell office:value-type="float" office:value="10579" calcext:value-type="float">
            <text:p>10579</text:p>
          </table:table-cell>
          <table:table-cell office:value-type="float" office:value="422" calcext:value-type="float">
            <text:p>42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HQ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p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5" calcext:value-type="float">
            <text:p>3775</text:p>
          </table:table-cell>
          <table:table-cell office:value-type="float" office:value="52" calcext:value-type="float">
            <text:p>52</text:p>
          </table:table-cell>
          <table:table-cell office:value-type="float" office:value="10641" calcext:value-type="float">
            <text:p>10641</text:p>
          </table:table-cell>
          <table:table-cell office:value-type="float" office:value="417" calcext:value-type="float">
            <text:p>41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P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k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76" calcext:value-type="float">
            <text:p>3776</text:p>
          </table:table-cell>
          <table:table-cell office:value-type="float" office:value="51" calcext:value-type="float">
            <text:p>51</text:p>
          </table:table-cell>
          <table:table-cell office:value-type="float" office:value="10409" calcext:value-type="float">
            <text:p>10409</text:p>
          </table:table-cell>
          <table:table-cell office:value-type="float" office:value="405" calcext:value-type="float">
            <text:p>405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K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otj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5" calcext:value-type="float">
            <text:p>65</text:p>
          </table:table-cell>
          <table:table-cell office:value-type="float" office:value="13514" calcext:value-type="float">
            <text:p>13514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2OTJ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8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76" calcext:value-type="float">
            <text:p>3776</text:p>
          </table:table-cell>
          <table:table-cell office:value-type="float" office:value="52" calcext:value-type="float">
            <text:p>52</text:p>
          </table:table-cell>
          <table:table-cell office:value-type="float" office:value="10587" calcext:value-type="float">
            <text:p>10587</text:p>
          </table:table-cell>
          <table:table-cell office:value-type="float" office:value="426" calcext:value-type="float">
            <text:p>42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8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xc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01" calcext:value-type="float">
            <text:p>3701</text:p>
          </table:table-cell>
          <table:table-cell office:value-type="float" office:value="66" calcext:value-type="float">
            <text:p>66</text:p>
          </table:table-cell>
          <table:table-cell office:value-type="float" office:value="13527" calcext:value-type="float">
            <text:p>13527</text:p>
          </table:table-cell>
          <table:table-cell office:value-type="float" office:value="487" calcext:value-type="float">
            <text:p>487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XC|1|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6150.2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k8a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72" calcext:value-type="float">
            <text:p>72</text:p>
          </table:table-cell>
          <table:table-cell office:value-type="float" office:value="13889" calcext:value-type="float">
            <text:p>13889</text:p>
          </table:table-cell>
          <table:table-cell office:value-type="float" office:value="479" calcext:value-type="float">
            <text:p>479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K8A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v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0" calcext:value-type="float">
            <text:p>50</text:p>
          </table:table-cell>
          <table:table-cell office:value-type="float" office:value="10594" calcext:value-type="float">
            <text:p>10594</text:p>
          </table:table-cell>
          <table:table-cell office:value-type="float" office:value="417" calcext:value-type="float">
            <text:p>41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V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r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8" calcext:value-type="float">
            <text:p>48</text:p>
          </table:table-cell>
          <table:table-cell office:value-type="float" office:value="10531" calcext:value-type="float">
            <text:p>10531</text:p>
          </table:table-cell>
          <table:table-cell office:value-type="float" office:value="434" calcext:value-type="float">
            <text:p>43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R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5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5" calcext:value-type="float">
            <text:p>3775</text:p>
          </table:table-cell>
          <table:table-cell office:value-type="float" office:value="71" calcext:value-type="float">
            <text:p>71</text:p>
          </table:table-cell>
          <table:table-cell office:value-type="float" office:value="13687" calcext:value-type="float">
            <text:p>13687</text:p>
          </table:table-cell>
          <table:table-cell office:value-type="float" office:value="456" calcext:value-type="float">
            <text:p>456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5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ij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520" calcext:value-type="float">
            <text:p>13520</text:p>
          </table:table-cell>
          <table:table-cell office:value-type="float" office:value="467" calcext:value-type="float">
            <text:p>467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IJ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l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31" calcext:value-type="float">
            <text:p>10531</text:p>
          </table:table-cell>
          <table:table-cell office:value-type="float" office:value="398" calcext:value-type="float">
            <text:p>39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L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s7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540" calcext:value-type="float">
            <text:p>13540</text:p>
          </table:table-cell>
          <table:table-cell office:value-type="float" office:value="457" calcext:value-type="float">
            <text:p>457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S72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o</text:p>
          </table:table-cell>
          <table:table-cell office:value-type="float" office:value="1" calcext:value-type="float">
            <text:p>1</text:p>
          </table:table-cell>
          <table:table-cell office:value-type="float" office:value="2867" calcext:value-type="float">
            <text:p>2867</text:p>
          </table:table-cell>
          <table:table-cell office:value-type="float" office:value="3776" calcext:value-type="float">
            <text:p>3776</text:p>
          </table:table-cell>
          <table:table-cell office:value-type="float" office:value="53" calcext:value-type="float">
            <text:p>53</text:p>
          </table:table-cell>
          <table:table-cell office:value-type="float" office:value="10530" calcext:value-type="float">
            <text:p>10530</text:p>
          </table:table-cell>
          <table:table-cell office:value-type="float" office:value="406" calcext:value-type="float">
            <text:p>40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O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e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640" calcext:value-type="float">
            <text:p>10640</text:p>
          </table:table-cell>
          <table:table-cell office:value-type="float" office:value="431" calcext:value-type="float">
            <text:p>43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E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it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82" calcext:value-type="float">
            <text:p>3782</text:p>
          </table:table-cell>
          <table:table-cell office:value-type="float" office:value="69" calcext:value-type="float">
            <text:p>69</text:p>
          </table:table-cell>
          <table:table-cell office:value-type="float" office:value="13752" calcext:value-type="float">
            <text:p>13752</text:p>
          </table:table-cell>
          <table:table-cell office:value-type="float" office:value="471" calcext:value-type="float">
            <text:p>471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IT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6e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61" calcext:value-type="float">
            <text:p>10561</text:p>
          </table:table-cell>
          <table:table-cell office:value-type="float" office:value="425" calcext:value-type="float">
            <text:p>425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G6E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6</text:p>
          </table:table-cell>
          <table:table-cell office:value-type="float" office:value="1" calcext:value-type="float">
            <text:p>1</text:p>
          </table:table-cell>
          <table:table-cell office:value-type="float" office:value="2869" calcext:value-type="float">
            <text:p>2869</text:p>
          </table:table-cell>
          <table:table-cell office:value-type="float" office:value="3776" calcext:value-type="float">
            <text:p>3776</text:p>
          </table:table-cell>
          <table:table-cell office:value-type="float" office:value="69" calcext:value-type="float">
            <text:p>69</text:p>
          </table:table-cell>
          <table:table-cell office:value-type="float" office:value="13606" calcext:value-type="float">
            <text:p>13606</text:p>
          </table:table-cell>
          <table:table-cell office:value-type="float" office:value="461" calcext:value-type="float">
            <text:p>461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6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jn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560" calcext:value-type="float">
            <text:p>13560</text:p>
          </table:table-cell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JN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m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2" calcext:value-type="float">
            <text:p>52</text:p>
          </table:table-cell>
          <table:table-cell office:value-type="float" office:value="10480" calcext:value-type="float">
            <text:p>10480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M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k9m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68" calcext:value-type="float">
            <text:p>68</text:p>
          </table:table-cell>
          <table:table-cell office:value-type="float" office:value="13819" calcext:value-type="float">
            <text:p>13819</text:p>
          </table:table-cell>
          <table:table-cell office:value-type="float" office:value="505" calcext:value-type="float">
            <text:p>505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K9M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s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8" calcext:value-type="float">
            <text:p>48</text:p>
          </table:table-cell>
          <table:table-cell office:value-type="float" office:value="10499" calcext:value-type="float">
            <text:p>10499</text:p>
          </table:table-cell>
          <table:table-cell office:value-type="float" office:value="431" calcext:value-type="float">
            <text:p>43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S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9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76" calcext:value-type="float">
            <text:p>3776</text:p>
          </table:table-cell>
          <table:table-cell office:value-type="float" office:value="51" calcext:value-type="float">
            <text:p>51</text:p>
          </table:table-cell>
          <table:table-cell office:value-type="float" office:value="10522" calcext:value-type="float">
            <text:p>10522</text:p>
          </table:table-cell>
          <table:table-cell office:value-type="float" office:value="419" calcext:value-type="float">
            <text:p>419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9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pw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05" calcext:value-type="float">
            <text:p>3705</text:p>
          </table:table-cell>
          <table:table-cell office:value-type="float" office:value="48" calcext:value-type="float">
            <text:p>48</text:p>
          </table:table-cell>
          <table:table-cell office:value-type="float" office:value="10376" calcext:value-type="float">
            <text:p>10376</text:p>
          </table:table-cell>
          <table:table-cell office:value-type="float" office:value="418" calcext:value-type="float">
            <text:p>418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PW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j9</text:p>
          </table:table-cell>
          <table:table-cell office:value-type="float" office:value="1" calcext:value-type="float">
            <text:p>1</text:p>
          </table:table-cell>
          <table:table-cell office:value-type="float" office:value="2867" calcext:value-type="float">
            <text:p>2867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468" calcext:value-type="float">
            <text:p>13468</text:p>
          </table:table-cell>
          <table:table-cell office:value-type="float" office:value="441" calcext:value-type="float">
            <text:p>441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J9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kd1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69" calcext:value-type="float">
            <text:p>69</text:p>
          </table:table-cell>
          <table:table-cell office:value-type="float" office:value="13832" calcext:value-type="float">
            <text:p>13832</text:p>
          </table:table-cell>
          <table:table-cell office:value-type="float" office:value="502" calcext:value-type="float">
            <text:p>502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KD1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qex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8" calcext:value-type="float">
            <text:p>68</text:p>
          </table:table-cell>
          <table:table-cell office:value-type="float" office:value="13000" calcext:value-type="float">
            <text:p>13000</text:p>
          </table:table-cell>
          <table:table-cell office:value-type="float" office:value="432" calcext:value-type="float">
            <text:p>432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2QEX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71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8" calcext:value-type="float">
            <text:p>48</text:p>
          </table:table-cell>
          <table:table-cell office:value-type="float" office:value="10585" calcext:value-type="float">
            <text:p>10585</text:p>
          </table:table-cell>
          <table:table-cell office:value-type="float" office:value="401" calcext:value-type="float">
            <text:p>40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G71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hq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0" calcext:value-type="float">
            <text:p>50</text:p>
          </table:table-cell>
          <table:table-cell office:value-type="float" office:value="10579" calcext:value-type="float">
            <text:p>10579</text:p>
          </table:table-cell>
          <table:table-cell office:value-type="float" office:value="422" calcext:value-type="float">
            <text:p>42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HQ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ffk</text:p>
          </table:table-cell>
          <table:table-cell office:value-type="float" office:value="1" calcext:value-type="float">
            <text:p>1</text:p>
          </table:table-cell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FFK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k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76" calcext:value-type="float">
            <text:p>3776</text:p>
          </table:table-cell>
          <table:table-cell office:value-type="float" office:value="51" calcext:value-type="float">
            <text:p>51</text:p>
          </table:table-cell>
          <table:table-cell office:value-type="float" office:value="10409" calcext:value-type="float">
            <text:p>10409</text:p>
          </table:table-cell>
          <table:table-cell office:value-type="float" office:value="405" calcext:value-type="float">
            <text:p>405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K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otj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5" calcext:value-type="float">
            <text:p>65</text:p>
          </table:table-cell>
          <table:table-cell office:value-type="float" office:value="13514" calcext:value-type="float">
            <text:p>13514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2OTJ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w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29" calcext:value-type="float">
            <text:p>29</text:p>
          </table:table-cell>
          <table:table-cell office:value-type="float" office:value="6814" calcext:value-type="float">
            <text:p>6814</text:p>
          </table:table-cell>
          <table:table-cell office:value-type="float" office:value="361" calcext:value-type="float">
            <text:p>36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OW2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8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76" calcext:value-type="float">
            <text:p>3776</text:p>
          </table:table-cell>
          <table:table-cell office:value-type="float" office:value="52" calcext:value-type="float">
            <text:p>52</text:p>
          </table:table-cell>
          <table:table-cell office:value-type="float" office:value="10587" calcext:value-type="float">
            <text:p>10587</text:p>
          </table:table-cell>
          <table:table-cell office:value-type="float" office:value="426" calcext:value-type="float">
            <text:p>42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8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ji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70" calcext:value-type="float">
            <text:p>70</text:p>
          </table:table-cell>
          <table:table-cell office:value-type="float" office:value="13650" calcext:value-type="float">
            <text:p>13650</text:p>
          </table:table-cell>
          <table:table-cell office:value-type="float" office:value="459" calcext:value-type="float">
            <text:p>459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NJI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qvg</text:p>
          </table:table-cell>
          <table:table-cell office:value-type="float" office:value="1" calcext:value-type="float">
            <text:p>1</text:p>
          </table:table-cell>
          <table:table-cell office:value-type="float" office:value="2872" calcext:value-type="float">
            <text:p>2872</text:p>
          </table:table-cell>
          <table:table-cell office:value-type="float" office:value="3701" calcext:value-type="float">
            <text:p>3701</text:p>
          </table:table-cell>
          <table:table-cell office:value-type="float" office:value="68" calcext:value-type="float">
            <text:p>68</text:p>
          </table:table-cell>
          <table:table-cell office:value-type="float" office:value="13549" calcext:value-type="float">
            <text:p>13549</text:p>
          </table:table-cell>
          <table:table-cell office:value-type="float" office:value="471" calcext:value-type="float">
            <text:p>471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QVG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otl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7" calcext:value-type="float">
            <text:p>67</text:p>
          </table:table-cell>
          <table:table-cell office:value-type="float" office:value="13498" calcext:value-type="float">
            <text:p>13498</text:p>
          </table:table-cell>
          <table:table-cell office:value-type="float" office:value="465" calcext:value-type="float">
            <text:p>465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2OTL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7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85" calcext:value-type="float">
            <text:p>10585</text:p>
          </table:table-cell>
          <table:table-cell office:value-type="float" office:value="430" calcext:value-type="float">
            <text:p>43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7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i56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11" calcext:value-type="float">
            <text:p>10511</text:p>
          </table:table-cell>
          <table:table-cell office:value-type="float" office:value="433" calcext:value-type="float">
            <text:p>433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I56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qa4</text:p>
          </table:table-cell>
          <table:table-cell office:value-type="float" office:value="1" calcext:value-type="float">
            <text:p>1</text:p>
          </table:table-cell>
          <table:table-cell office:value-type="float" office:value="2863" calcext:value-type="float">
            <text:p>2863</text:p>
          </table:table-cell>
          <table:table-cell office:value-type="float" office:value="3919" calcext:value-type="float">
            <text:p>3919</text:p>
          </table:table-cell>
          <table:table-cell office:value-type="float" office:value="70" calcext:value-type="float">
            <text:p>70</text:p>
          </table:table-cell>
          <table:table-cell office:value-type="float" office:value="13454" calcext:value-type="float">
            <text:p>13454</text:p>
          </table:table-cell>
          <table:table-cell office:value-type="float" office:value="464" calcext:value-type="float">
            <text:p>464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2QA4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m90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02" calcext:value-type="float">
            <text:p>3702</text:p>
          </table:table-cell>
          <table:table-cell office:value-type="float" office:value="71" calcext:value-type="float">
            <text:p>71</text:p>
          </table:table-cell>
          <table:table-cell office:value-type="float" office:value="13799" calcext:value-type="float">
            <text:p>13799</text:p>
          </table:table-cell>
          <table:table-cell office:value-type="float" office:value="477" calcext:value-type="float">
            <text:p>477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M90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q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49" calcext:value-type="float">
            <text:p>49</text:p>
          </table:table-cell>
          <table:table-cell office:value-type="float" office:value="10565" calcext:value-type="float">
            <text:p>10565</text:p>
          </table:table-cell>
          <table:table-cell office:value-type="float" office:value="421" calcext:value-type="float">
            <text:p>42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Q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xc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01" calcext:value-type="float">
            <text:p>3701</text:p>
          </table:table-cell>
          <table:table-cell office:value-type="float" office:value="66" calcext:value-type="float">
            <text:p>66</text:p>
          </table:table-cell>
          <table:table-cell office:value-type="float" office:value="13527" calcext:value-type="float">
            <text:p>13527</text:p>
          </table:table-cell>
          <table:table-cell office:value-type="float" office:value="487" calcext:value-type="float">
            <text:p>487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XC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me</text:p>
          </table:table-cell>
          <table:table-cell office:value-type="float" office:value="1" calcext:value-type="float">
            <text:p>1</text:p>
          </table:table-cell>
          <table:table-cell office:value-type="float" office:value="2869" calcext:value-type="float">
            <text:p>2869</text:p>
          </table:table-cell>
          <table:table-cell office:value-type="float" office:value="3753" calcext:value-type="float">
            <text:p>3753</text:p>
          </table:table-cell>
          <table:table-cell office:value-type="float" office:value="55" calcext:value-type="float">
            <text:p>55</text:p>
          </table:table-cell>
          <table:table-cell office:value-type="float" office:value="10381" calcext:value-type="float">
            <text:p>10381</text:p>
          </table:table-cell>
          <table:table-cell office:value-type="float" office:value="404" calcext:value-type="float">
            <text:p>40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ME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7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5" calcext:value-type="float">
            <text:p>3775</text:p>
          </table:table-cell>
          <table:table-cell office:value-type="float" office:value="70" calcext:value-type="float">
            <text:p>70</text:p>
          </table:table-cell>
          <table:table-cell office:value-type="float" office:value="13721" calcext:value-type="float">
            <text:p>13721</text:p>
          </table:table-cell>
          <table:table-cell office:value-type="float" office:value="468" calcext:value-type="float">
            <text:p>468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7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8r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68" calcext:value-type="float">
            <text:p>68</text:p>
          </table:table-cell>
          <table:table-cell office:value-type="float" office:value="13586" calcext:value-type="float">
            <text:p>13586</text:p>
          </table:table-cell>
          <table:table-cell office:value-type="float" office:value="485" calcext:value-type="float">
            <text:p>48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N8R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4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5" calcext:value-type="float">
            <text:p>3775</text:p>
          </table:table-cell>
          <table:table-cell office:value-type="float" office:value="69" calcext:value-type="float">
            <text:p>69</text:p>
          </table:table-cell>
          <table:table-cell office:value-type="float" office:value="13638" calcext:value-type="float">
            <text:p>13638</text:p>
          </table:table-cell>
          <table:table-cell office:value-type="float" office:value="454" calcext:value-type="float">
            <text:p>454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4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ma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53" calcext:value-type="float">
            <text:p>3753</text:p>
          </table:table-cell>
          <table:table-cell office:value-type="float" office:value="55" calcext:value-type="float">
            <text:p>55</text:p>
          </table:table-cell>
          <table:table-cell office:value-type="float" office:value="10404" calcext:value-type="float">
            <text:p>10404</text:p>
          </table:table-cell>
          <table:table-cell office:value-type="float" office:value="400" calcext:value-type="float">
            <text:p>4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MA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4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0" calcext:value-type="float">
            <text:p>50</text:p>
          </table:table-cell>
          <table:table-cell office:value-type="float" office:value="10542" calcext:value-type="float">
            <text:p>10542</text:p>
          </table:table-cell>
          <table:table-cell office:value-type="float" office:value="421" calcext:value-type="float">
            <text:p>42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4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n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6" calcext:value-type="float">
            <text:p>3776</text:p>
          </table:table-cell>
          <table:table-cell office:value-type="float" office:value="53" calcext:value-type="float">
            <text:p>53</text:p>
          </table:table-cell>
          <table:table-cell office:value-type="float" office:value="10596" calcext:value-type="float">
            <text:p>10596</text:p>
          </table:table-cell>
          <table:table-cell office:value-type="float" office:value="403" calcext:value-type="float">
            <text:p>403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N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d6</text:p>
          </table:table-cell>
          <table:table-cell office:value-type="float" office:value="1" calcext:value-type="float">
            <text:p>1</text:p>
          </table:table-cell>
          <table:table-cell office:value-type="float" office:value="2867" calcext:value-type="float">
            <text:p>2867</text:p>
          </table:table-cell>
          <table:table-cell office:value-type="float" office:value="3776" calcext:value-type="float">
            <text:p>3776</text:p>
          </table:table-cell>
          <table:table-cell office:value-type="float" office:value="47" calcext:value-type="float">
            <text:p>47</text:p>
          </table:table-cell>
          <table:table-cell office:value-type="float" office:value="10432" calcext:value-type="float">
            <text:p>10432</text:p>
          </table:table-cell>
          <table:table-cell office:value-type="float" office:value="447" calcext:value-type="float">
            <text:p>44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D6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9" calcext:value-type="float">
            <text:p>69</text:p>
          </table:table-cell>
          <table:table-cell office:value-type="float" office:value="13521" calcext:value-type="float">
            <text:p>13521</text:p>
          </table:table-cell>
          <table:table-cell office:value-type="float" office:value="460" calcext:value-type="float">
            <text:p>460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2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jj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01" calcext:value-type="float">
            <text:p>3701</text:p>
          </table:table-cell>
          <table:table-cell office:value-type="float" office:value="67" calcext:value-type="float">
            <text:p>67</text:p>
          </table:table-cell>
          <table:table-cell office:value-type="float" office:value="13585" calcext:value-type="float">
            <text:p>13585</text:p>
          </table:table-cell>
          <table:table-cell office:value-type="float" office:value="482" calcext:value-type="float">
            <text:p>482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JJ2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p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75" calcext:value-type="float">
            <text:p>3775</text:p>
          </table:table-cell>
          <table:table-cell office:value-type="float" office:value="52" calcext:value-type="float">
            <text:p>52</text:p>
          </table:table-cell>
          <table:table-cell office:value-type="float" office:value="10641" calcext:value-type="float">
            <text:p>10641</text:p>
          </table:table-cell>
          <table:table-cell office:value-type="float" office:value="417" calcext:value-type="float">
            <text:p>41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P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cu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51" calcext:value-type="float">
            <text:p>51</text:p>
          </table:table-cell>
          <table:table-cell office:value-type="float" office:value="10570" calcext:value-type="float">
            <text:p>10570</text:p>
          </table:table-cell>
          <table:table-cell office:value-type="float" office:value="417" calcext:value-type="float">
            <text:p>41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CU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i2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  <table:table-cell office:value-type="float" office:value="3775" calcext:value-type="float">
            <text:p>3775</text:p>
          </table:table-cell>
          <table:table-cell office:value-type="float" office:value="68" calcext:value-type="float">
            <text:p>68</text:p>
          </table:table-cell>
          <table:table-cell office:value-type="float" office:value="13449" calcext:value-type="float">
            <text:p>13449</text:p>
          </table:table-cell>
          <table:table-cell office:value-type="float" office:value="459" calcext:value-type="float">
            <text:p>459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YI2|1|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q86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02" calcext:value-type="float">
            <text:p>3702</text:p>
          </table:table-cell>
          <table:table-cell office:value-type="float" office:value="69" calcext:value-type="float">
            <text:p>69</text:p>
          </table:table-cell>
          <table:table-cell office:value-type="float" office:value="13664" calcext:value-type="float">
            <text:p>13664</text:p>
          </table:table-cell>
          <table:table-cell office:value-type="float" office:value="476" calcext:value-type="float">
            <text:p>476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Q86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q81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3702" calcext:value-type="float">
            <text:p>3702</text:p>
          </table:table-cell>
          <table:table-cell office:value-type="float" office:value="67" calcext:value-type="float">
            <text:p>67</text:p>
          </table:table-cell>
          <table:table-cell office:value-type="float" office:value="13533" calcext:value-type="float">
            <text:p>13533</text:p>
          </table:table-cell>
          <table:table-cell office:value-type="float" office:value="481" calcext:value-type="float">
            <text:p>481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Q81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92683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2g3s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G3S|1|G+2G3S|1|H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2g3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G3S|1|I+2G3S|1|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g3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G3S|1|C+2G3S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g3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G3S|1|E+2G3S|1|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g3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G3S|1|A+2G3S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7096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4wfl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WFL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35054.3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y1o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Y1O|1|B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4fau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4FAU|1|A</text:p>
          </table:table-cell>
          <table:table-cell table:style-name="ce5" table:number-columns-repeated="995"/>
        </table:table-row>
        <table:table-row table:style-name="ro1">
          <table:table-cell office:value-type="string" calcext:value-type="string">
            <text:p>3g78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158" calcext:value-type="float">
            <text:p>515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3G78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far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FAR|1|A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4e8n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E8N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4y1n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4Y1N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y1o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Y1O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e8q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E8Q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y1n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4Y1N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faw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51" calcext:value-type="float">
            <text:p>345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FAW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4518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fuf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FUF|1|A+1FUF|1|B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1ik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IK5|1|A+1IK5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65073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q3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383" calcext:value-type="float">
            <text:p>138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Q3Z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q3z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Q3Z|1|V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1549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1pj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PJO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68957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2pj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45" calcext:value-type="float">
            <text:p>945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PJP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95614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y3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1Y39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3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1Y39|1|D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1hc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2459" calcext:value-type="float">
            <text:p>24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HC8|1|C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1qa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QA6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hc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1HC8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qa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QA6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39627.3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r8s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R8S|1|R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1hr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5006" calcext:value-type="float">
            <text:p>500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HR2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1gid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1GID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d8o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D8O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l8v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L8V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l8v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L8V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hr2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06" calcext:value-type="float">
            <text:p>50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HR2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d8o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D8O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gid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1GID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5133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dn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6DN3|1|Y+6DN3|1|X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3f4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F4H|1|Y+3F4H|1|X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6bfb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BFB|1|Y+6BFB|1|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dn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6DN2|1|Y+6DN2|1|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9085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n78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N78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cv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CV2|1|D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2cv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CV1|1|C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2dxi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DXI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78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N78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cv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CV0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dxi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DXI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7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N77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cv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CV0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cv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CV2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cv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CV1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7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N77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0049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cd6</text:p>
          </table:table-cell>
          <table:table-cell office:value-type="float" office:value="1" calcext:value-type="float">
            <text:p>1</text:p>
          </table:table-cell>
          <table:table-cell office:value-type="float" office:value="2867" calcext:value-type="float">
            <text:p>2867</text:p>
          </table:table-cell>
          <table:table-cell office:value-type="float" office:value="3776" calcext:value-type="float">
            <text:p>3776</text:p>
          </table:table-cell>
          <table:table-cell office:value-type="float" office:value="47" calcext:value-type="float">
            <text:p>47</text:p>
          </table:table-cell>
          <table:table-cell office:value-type="float" office:value="10432" calcext:value-type="float">
            <text:p>10432</text:p>
          </table:table-cell>
          <table:table-cell office:value-type="float" office:value="447" calcext:value-type="float">
            <text:p>44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D6|1|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vqo</text:p>
          </table:table-cell>
          <table:table-cell office:value-type="float" office:value="1" calcext:value-type="float">
            <text:p>1</text:p>
          </table:table-cell>
          <table:table-cell office:value-type="float" office:value="2867" calcext:value-type="float">
            <text:p>2867</text:p>
          </table:table-cell>
          <table:table-cell office:value-type="float" office:value="3776" calcext:value-type="float">
            <text:p>3776</text:p>
          </table:table-cell>
          <table:table-cell office:value-type="float" office:value="53" calcext:value-type="float">
            <text:p>53</text:p>
          </table:table-cell>
          <table:table-cell office:value-type="float" office:value="10530" calcext:value-type="float">
            <text:p>10530</text:p>
          </table:table-cell>
          <table:table-cell office:value-type="float" office:value="406" calcext:value-type="float">
            <text:p>40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VQO|1|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ma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3753" calcext:value-type="float">
            <text:p>3753</text:p>
          </table:table-cell>
          <table:table-cell office:value-type="float" office:value="55" calcext:value-type="float">
            <text:p>55</text:p>
          </table:table-cell>
          <table:table-cell office:value-type="float" office:value="10404" calcext:value-type="float">
            <text:p>10404</text:p>
          </table:table-cell>
          <table:table-cell office:value-type="float" office:value="400" calcext:value-type="float">
            <text:p>4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MA|1|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me</text:p>
          </table:table-cell>
          <table:table-cell office:value-type="float" office:value="1" calcext:value-type="float">
            <text:p>1</text:p>
          </table:table-cell>
          <table:table-cell office:value-type="float" office:value="2869" calcext:value-type="float">
            <text:p>2869</text:p>
          </table:table-cell>
          <table:table-cell office:value-type="float" office:value="3753" calcext:value-type="float">
            <text:p>3753</text:p>
          </table:table-cell>
          <table:table-cell office:value-type="float" office:value="55" calcext:value-type="float">
            <text:p>55</text:p>
          </table:table-cell>
          <table:table-cell office:value-type="float" office:value="10381" calcext:value-type="float">
            <text:p>10381</text:p>
          </table:table-cell>
          <table:table-cell office:value-type="float" office:value="404" calcext:value-type="float">
            <text:p>40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3CME|1|5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1qv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2" calcext:value-type="float">
            <text:p>2872</text:p>
          </table:table-cell>
          <table:table-cell table:style-name="ce6" office:value-type="float" office:value="3701" calcext:value-type="float">
            <text:p>3701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13549" calcext:value-type="float">
            <text:p>13549</text:p>
          </table:table-cell>
          <table:table-cell table:style-name="ce6" office:value-type="float" office:value="471" calcext:value-type="float">
            <text:p>471</text:p>
          </table:table-cell>
          <table:table-cell office:value-type="float" office:value="116" calcext:value-type="float">
            <text:p>11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QVG|1|3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60167.4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o3z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O3Z|1|B+1O3Z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y7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Y73|1|B+1Y73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qek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2QEK|1|A+2QEK|1|B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1y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148" calcext:value-type="float">
            <text:p>11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Y95|1|B+1Y95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1y9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Y99|1|A+1Y99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oiy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2OIY|1|A+2OIY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62d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62D|1|B+462D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3775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tz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23" calcext:value-type="float">
            <text:p>72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TZR|1|A+3TZR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51824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5wt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982" calcext:value-type="float">
            <text:p>982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2271" calcext:value-type="float">
            <text:p>2271</text:p>
          </table:table-cell>
          <table:table-cell table:style-name="ce6"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WTI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52610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4pcj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26" calcext:value-type="float">
            <text:p>5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PCJ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4fnj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FNJ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6975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cki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5CKI|1|D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5ck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CKK|1|D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46216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cg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CGS|1|B+3CGS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49339.2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5dh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162" calcext:value-type="float">
            <text:p>11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DHC|1|C+5DHC|1|D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5v0j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V0J|1|A+5V0J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dh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DHC|1|A+5DHC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2869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4l8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L81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01439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5tp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TPY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65795.40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n32</text:p>
          </table:table-cell>
          <table:table-cell office:value-type="float" office:value="1" calcext:value-type="float">
            <text:p>1</text:p>
          </table:table-cell>
          <table:table-cell office:value-type="float" office:value="1528" calcext:value-type="float">
            <text:p>1528</text:p>
          </table:table-cell>
          <table:table-cell office:value-type="float" office:value="2389" calcext:value-type="float">
            <text:p>2389</text:p>
          </table:table-cell>
          <table:table-cell office:value-type="float" office:value="120" calcext:value-type="float">
            <text:p>120</text:p>
          </table:table-cell>
          <table:table-cell office:value-type="float" office:value="19041" calcext:value-type="float">
            <text:p>19041</text:p>
          </table:table-cell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1N32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uxc</text:p>
          </table:table-cell>
          <table:table-cell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float" office:value="2396" calcext:value-type="float">
            <text:p>2396</text:p>
          </table:table-cell>
          <table:table-cell office:value-type="float" office:value="148" calcext:value-type="float">
            <text:p>148</text:p>
          </table:table-cell>
          <table:table-cell office:value-type="float" office:value="21786" calcext:value-type="float">
            <text:p>21786</text:p>
          </table:table-cell>
          <table:table-cell office:value-type="float" office:value="480" calcext:value-type="float">
            <text:p>48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2UXC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b3t</text:p>
          </table:table-cell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float" office:value="2396" calcext:value-type="float">
            <text:p>2396</text:p>
          </table:table-cell>
          <table:table-cell office:value-type="float" office:value="160" calcext:value-type="float">
            <text:p>160</text:p>
          </table:table-cell>
          <table:table-cell office:value-type="float" office:value="24363" calcext:value-type="float">
            <text:p>24363</text:p>
          </table:table-cell>
          <table:table-cell office:value-type="float" office:value="713" calcext:value-type="float">
            <text:p>713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B3T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b3r</text:p>
          </table:table-cell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float" office:value="2396" calcext:value-type="float">
            <text:p>2396</text:p>
          </table:table-cell>
          <table:table-cell office:value-type="float" office:value="154" calcext:value-type="float">
            <text:p>154</text:p>
          </table:table-cell>
          <table:table-cell office:value-type="float" office:value="23258" calcext:value-type="float">
            <text:p>23258</text:p>
          </table:table-cell>
          <table:table-cell office:value-type="float" office:value="729" calcext:value-type="float">
            <text:p>72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B3R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b3m</text:p>
          </table:table-cell>
          <table:table-cell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float" office:value="2396" calcext:value-type="float">
            <text:p>2396</text:p>
          </table:table-cell>
          <table:table-cell office:value-type="float" office:value="185" calcext:value-type="float">
            <text:p>185</text:p>
          </table:table-cell>
          <table:table-cell office:value-type="float" office:value="26914" calcext:value-type="float">
            <text:p>26914</text:p>
          </table:table-cell>
          <table:table-cell office:value-type="float" office:value="806" calcext:value-type="float">
            <text:p>806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B3M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xmq</text:p>
          </table:table-cell>
          <table:table-cell office:value-type="float" office:value="1" calcext:value-type="float">
            <text:p>1</text:p>
          </table:table-cell>
          <table:table-cell office:value-type="float" office:value="1519" calcext:value-type="float">
            <text:p>1519</text:p>
          </table:table-cell>
          <table:table-cell office:value-type="float" office:value="2396" calcext:value-type="float">
            <text:p>2396</text:p>
          </table:table-cell>
          <table:table-cell office:value-type="float" office:value="78" calcext:value-type="float">
            <text:p>78</text:p>
          </table:table-cell>
          <table:table-cell office:value-type="float" office:value="12733" calcext:value-type="float">
            <text:p>12733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1XMQ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fjg</text:p>
          </table:table-cell>
          <table:table-cell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  <table:table-cell office:value-type="float" office:value="2404" calcext:value-type="float">
            <text:p>2404</text:p>
          </table:table-cell>
          <table:table-cell office:value-type="float" office:value="70" calcext:value-type="float">
            <text:p>70</text:p>
          </table:table-cell>
          <table:table-cell office:value-type="float" office:value="11279" calcext:value-type="float">
            <text:p>11279</text:p>
          </table:table-cell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1FJG|1|A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3t1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26" calcext:value-type="float">
            <text:p>1526</text:p>
          </table:table-cell>
          <table:table-cell table:style-name="ce6" office:value-type="float" office:value="2397" calcext:value-type="float">
            <text:p>2397</text:p>
          </table:table-cell>
          <table:table-cell office:value-type="float" office:value="153" calcext:value-type="float">
            <text:p>153</text:p>
          </table:table-cell>
          <table:table-cell table:style-name="ce6" office:value-type="float" office:value="20839" calcext:value-type="float">
            <text:p>20839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T1Y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58357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1fj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11" calcext:value-type="float">
            <text:p>1511</text:p>
          </table:table-cell>
          <table:table-cell table:style-name="ce6" office:value-type="float" office:value="2404" calcext:value-type="float">
            <text:p>2404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11279" calcext:value-type="float">
            <text:p>11279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FJG|1|X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35088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lo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LOA|1|B+3LOA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35542.53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2fm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FMT|1|C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2fmt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FMT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7023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1hq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HQ1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1dul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1DUL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2260.3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ucu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UCU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yb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YB1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mum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MUM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ucz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UCZ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mur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MUR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mu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MUT|1|R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3mx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MXH|1|R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i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3IRW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98802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dlt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6DLT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dlr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6DLR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dls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DLS|1|A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6dn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DNR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98593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5d8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252" calcext:value-type="float">
            <text:p>1252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D8H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40545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kn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KNC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98075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2zz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ZZM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33604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0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A04|1|A+2A04|1|C+2A04|1|B+2A04|1|D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1zz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ZZ5|1|A+1ZZ5|1|C+1ZZ5|1|B+1ZZ5|1|D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11709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omw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720" calcext:value-type="float">
            <text:p>172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5OMW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cqn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724" calcext:value-type="float">
            <text:p>172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CQN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arc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ARC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aq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722" calcext:value-type="float">
            <text:p>1722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AQ7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cqn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724" calcext:value-type="float">
            <text:p>172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CQN|1|B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3zg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729" calcext:value-type="float">
            <text:p>172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60" calcext:value-type="float">
            <text:p>76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ZGZ|1|E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5omw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720" calcext:value-type="float">
            <text:p>172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5OMW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zgz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729" calcext:value-type="float">
            <text:p>1729</text:p>
          </table:table-cell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3ZGZ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aq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722" calcext:value-type="float">
            <text:p>1722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AQ7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0597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2hw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HW8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95734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4b3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30" calcext:value-type="float">
            <text:p>1530</text:p>
          </table:table-cell>
          <table:table-cell table:style-name="ce6" office:value-type="float" office:value="2396" calcext:value-type="float">
            <text:p>2396</text:p>
          </table:table-cell>
          <table:table-cell office:value-type="float" office:value="185" calcext:value-type="float">
            <text:p>185</text:p>
          </table:table-cell>
          <table:table-cell table:style-name="ce6" office:value-type="float" office:value="26914" calcext:value-type="float">
            <text:p>26914</text:p>
          </table:table-cell>
          <table:table-cell table:style-name="ce6" office:value-type="float" office:value="806" calcext:value-type="float">
            <text:p>806</text:p>
          </table:table-cell>
          <table:table-cell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B3M|1|Z+4B3M|1|W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4b3r</text:p>
          </table:table-cell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float" office:value="2396" calcext:value-type="float">
            <text:p>2396</text:p>
          </table:table-cell>
          <table:table-cell office:value-type="float" office:value="154" calcext:value-type="float">
            <text:p>154</text:p>
          </table:table-cell>
          <table:table-cell office:value-type="float" office:value="23258" calcext:value-type="float">
            <text:p>23258</text:p>
          </table:table-cell>
          <table:table-cell office:value-type="float" office:value="729" calcext:value-type="float">
            <text:p>72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B3R|1|Z+4B3R|1|W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b3t</text:p>
          </table:table-cell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float" office:value="2396" calcext:value-type="float">
            <text:p>2396</text:p>
          </table:table-cell>
          <table:table-cell office:value-type="float" office:value="160" calcext:value-type="float">
            <text:p>160</text:p>
          </table:table-cell>
          <table:table-cell office:value-type="float" office:value="24363" calcext:value-type="float">
            <text:p>24363</text:p>
          </table:table-cell>
          <table:table-cell office:value-type="float" office:value="713" calcext:value-type="float">
            <text:p>713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4B3T|1|Z+4B3T|1|W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32185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owz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38" calcext:value-type="float">
            <text:p>183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3OWZ|1|A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3ox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3678" calcext:value-type="float">
            <text:p>36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OXD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oxe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3OXE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ww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WW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ww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WW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xm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08" calcext:value-type="float">
            <text:p>310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OXM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wz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38" calcext:value-type="float">
            <text:p>183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3OWZ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xb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XB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xm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08" calcext:value-type="float">
            <text:p>310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OXM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xd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678" calcext:value-type="float">
            <text:p>367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XD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wi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635" calcext:value-type="float">
            <text:p>363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WI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xb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XB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xe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3OXE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owi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635" calcext:value-type="float">
            <text:p>363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WI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9241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1jzv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JZV|1|B+1JZV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1jzv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JZV|1|D+1JZV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0560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oij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IJ|1|D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3oi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OIN|1|C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oij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OIJ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3803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vof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VOF|1|A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5vo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VOE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88987.6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dm7</text:p>
          </table:table-cell>
          <table:table-cell office:value-type="float" office:value="1" calcext:value-type="float">
            <text:p>1</text:p>
          </table:table-cell>
          <table:table-cell office:value-type="float" office:value="2902" calcext:value-type="float">
            <text:p>2902</text:p>
          </table:table-cell>
          <table:table-cell office:value-type="float" office:value="3487" calcext:value-type="float">
            <text:p>3487</text:p>
          </table:table-cell>
          <table:table-cell office:value-type="float" office:value="144" calcext:value-type="float">
            <text:p>144</text:p>
          </table:table-cell>
          <table:table-cell office:value-type="float" office:value="21879" calcext:value-type="float">
            <text:p>21879</text:p>
          </table:table-cell>
          <table:table-cell office:value-type="float" office:value="257" calcext:value-type="float">
            <text:p>257</text:p>
          </table:table-cell>
          <table:table-cell office:value-type="float" office:value="186" calcext:value-type="float">
            <text:p>18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DM7|1|X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5dm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02" calcext:value-type="float">
            <text:p>2902</text:p>
          </table:table-cell>
          <table:table-cell table:style-name="ce6" office:value-type="float" office:value="3487" calcext:value-type="float">
            <text:p>3487</text:p>
          </table:table-cell>
          <table:table-cell office:value-type="float" office:value="157" calcext:value-type="float">
            <text:p>157</text:p>
          </table:table-cell>
          <table:table-cell table:style-name="ce6" office:value-type="float" office:value="23206" calcext:value-type="float">
            <text:p>23206</text:p>
          </table:table-cell>
          <table:table-cell table:style-name="ce6"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DM6|1|X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2zjr</text:p>
          </table:table-cell>
          <table:table-cell office:value-type="float" office:value="1" calcext:value-type="float">
            <text:p>1</text:p>
          </table:table-cell>
          <table:table-cell office:value-type="float" office:value="2806" calcext:value-type="float">
            <text:p>2806</text:p>
          </table:table-cell>
          <table:table-cell office:value-type="float" office:value="3027" calcext:value-type="float">
            <text:p>3027</text:p>
          </table:table-cell>
          <table:table-cell office:value-type="float" office:value="28" calcext:value-type="float">
            <text:p>28</text:p>
          </table:table-cell>
          <table:table-cell office:value-type="float" office:value="4258" calcext:value-type="float">
            <text:p>425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ZJR|1|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7405.6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zjr</text:p>
          </table:table-cell>
          <table:table-cell office:value-type="float" office:value="1" calcext:value-type="float">
            <text:p>1</text:p>
          </table:table-cell>
          <table:table-cell office:value-type="float" office:value="2806" calcext:value-type="float">
            <text:p>2806</text:p>
          </table:table-cell>
          <table:table-cell office:value-type="float" office:value="3027" calcext:value-type="float">
            <text:p>3027</text:p>
          </table:table-cell>
          <table:table-cell office:value-type="float" office:value="28" calcext:value-type="float">
            <text:p>28</text:p>
          </table:table-cell>
          <table:table-cell office:value-type="float" office:value="4258" calcext:value-type="float">
            <text:p>425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ZJR|1|Y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dm7</text:p>
          </table:table-cell>
          <table:table-cell office:value-type="float" office:value="1" calcext:value-type="float">
            <text:p>1</text:p>
          </table:table-cell>
          <table:table-cell office:value-type="float" office:value="2902" calcext:value-type="float">
            <text:p>2902</text:p>
          </table:table-cell>
          <table:table-cell office:value-type="float" office:value="3487" calcext:value-type="float">
            <text:p>3487</text:p>
          </table:table-cell>
          <table:table-cell office:value-type="float" office:value="144" calcext:value-type="float">
            <text:p>144</text:p>
          </table:table-cell>
          <table:table-cell office:value-type="float" office:value="21879" calcext:value-type="float">
            <text:p>21879</text:p>
          </table:table-cell>
          <table:table-cell office:value-type="float" office:value="257" calcext:value-type="float">
            <text:p>257</text:p>
          </table:table-cell>
          <table:table-cell office:value-type="float" office:value="186" calcext:value-type="float">
            <text:p>18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DM7|1|Y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dm6</text:p>
          </table:table-cell>
          <table:table-cell office:value-type="float" office:value="1" calcext:value-type="float">
            <text:p>1</text:p>
          </table:table-cell>
          <table:table-cell office:value-type="float" office:value="2902" calcext:value-type="float">
            <text:p>2902</text:p>
          </table:table-cell>
          <table:table-cell office:value-type="float" office:value="3487" calcext:value-type="float">
            <text:p>3487</text:p>
          </table:table-cell>
          <table:table-cell office:value-type="float" office:value="157" calcext:value-type="float">
            <text:p>157</text:p>
          </table:table-cell>
          <table:table-cell office:value-type="float" office:value="23206" calcext:value-type="float">
            <text:p>23206</text:p>
          </table:table-cell>
          <table:table-cell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DM6|1|Y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6893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p5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P59|1|E+3P59|1|A+3P59|1|C+3P59|1|G+3P59|1|B+3P59|1|D+3P59|1|F+3P59|1|H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16232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v0h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V0H|1|A+5V0H|1|B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6c8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C8O|1|A+6C8O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5l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L00|1|A+5L00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l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L00|1|C+5L00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08692.2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l3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917" calcext:value-type="float">
            <text:p>191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L3C|1|R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g8t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8T|1|P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l3c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L3C|1|P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9c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9C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nz4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NZ4|1|Q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nz4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NZ4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l3c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L3C|1|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9c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9C|1|P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9c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9C|1|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8t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8T|1|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l3c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L3C|1|Q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9c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9C|1|Q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nz4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NZ4|1|P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8t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8T|1|Q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8t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8T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nz4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NZ4|1|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01073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nwq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NWQ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o6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O69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o6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O62|1|B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5nz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NZD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5o6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O69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nwq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NWQ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ny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NY8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ny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NY8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nz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NZD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nz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NZ3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o6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O62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nz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NZ3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1705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sk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SKI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3slm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SLM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slm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SLM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skz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SKZ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skz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SKZ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ski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SKI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9202.1'}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q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Q51|1|A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78706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y3s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1Y3S|1|A+1Y3S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xp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1XP7|1|A+1XP7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xpe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1XPE|1|A+1XPE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xp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1XPF|1|A+1XPF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b8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2B8R|1|A+2B8R|1|B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2b8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B8S|1|A+2B8S|1|B</text:p>
          </table:table-cell>
          <table:table-cell table:style-name="ce6" table:number-columns-repeated="995"/>
        </table:table-row>
        <table:table-row table:style-name="ro1">
          <table:table-cell office:value-type="string" calcext:value-type="string">
            <text:p>{'NR_all_8374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t3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85" calcext:value-type="float">
            <text:p>9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T3K|1|A+5T3K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t3k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T3K|1|C+5T3K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5585.3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z4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01" calcext:value-type="float">
            <text:p>80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Z4F|1|B+4Z4F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6cbd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CBD|1|B+6CBD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z4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Z4G|1|B+4Z4G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z4i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Z4I|1|B+4Z4I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z4e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Z4E|1|B+4Z4E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w5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W5R|1|B+4W5R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w5t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W5T|1|B+4W5T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z4d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Z4D|1|B+4Z4D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z4c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Z4C|1|B+4Z4C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z4h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Z4H|1|B+4Z4H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w5o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W5O|1|B+4W5O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308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qw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WY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qwy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QWY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qwy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QWY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6115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cc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CC1|1|A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6cc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18" calcext:value-type="float">
            <text:p>17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CC3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6cb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CB3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cc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CC1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cb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CB3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cc3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6CC3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97151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pdq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PDQ|1|A+4PDQ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yrj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1YRJ|1|A+1YRJ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9943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du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UH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27756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d2g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D2G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d2v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D2V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d2g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D2G|1|B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3d2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68" calcext:value-type="float">
            <text:p>12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D2X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cky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CKY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d2x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D2X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cky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CKY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d2v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D2V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850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zy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ZY6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6951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y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Y26|1|X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47203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f2q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48" calcext:value-type="float">
            <text:p>13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F2Q|1|X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82809.4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gis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2GIS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x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X2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gx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GX7|1|A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3gx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08" calcext:value-type="float">
            <text:p>11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GX3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gx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3GX5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426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b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BTM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btm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BTM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7657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vj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VJ9|1|C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5vj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VJB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vjb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VJB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vj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VJ9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vjb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VJB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vjb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VJB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vj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VJ9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vj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VJ9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4657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g5k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2G5K|1|A+2G5K|1|B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2fq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FQN|1|A+2FQN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47330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skw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SKW|1|B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3sk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SKL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skw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SKW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skl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3SKL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01949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c8i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C8I|1|A+6C8I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c8k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C8K|1|A+6C8K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uee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UEE|1|A+5UEE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c8l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C8L|1|A+6C8L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c8j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C8J|1|A+6C8J|1|B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6c8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74" calcext:value-type="float">
            <text:p>7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C8D|1|A+6C8D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65028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01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01D|1|B+301D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475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u3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07" calcext:value-type="float">
            <text:p>34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U3G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8643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no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10" calcext:value-type="float">
            <text:p>9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NOK|1|A+2NOK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pn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PN3|1|A+2PN3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nok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2NOK|1|C+2NOK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9502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rg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66" calcext:value-type="float">
            <text:p>31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RGE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rge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RGE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dun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DUN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rge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RGE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057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6ck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30" calcext:value-type="float">
            <text:p>8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CK5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6ck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6CK5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2984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ena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ENA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enc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ENC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enb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4ENB|1|A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4en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88" calcext:value-type="float">
            <text:p>8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EN5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8831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x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05" calcext:value-type="float">
            <text:p>2205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XCO|1|M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lng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LNG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xco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  <table:table-cell office:value-type="float" office:value="2205" calcext:value-type="float">
            <text:p>220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4XCO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716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qbz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83" calcext:value-type="float">
            <text:p>7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BZ|1|X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718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ux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26" calcext:value-type="float">
            <text:p>1526</text:p>
          </table:table-cell>
          <table:table-cell table:style-name="ce7" office:value-type="float" office:value="2396" calcext:value-type="float">
            <text:p>239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21786" calcext:value-type="float">
            <text:p>21786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UXC|1|X+2UXC|1|Y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254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ln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LNT|1|A+1LNT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189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u0q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U0Q|1|A+5U0Q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u0q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5U0Q|1|C+5U0Q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304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dk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K1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f7y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1F7Y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413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df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08" calcext:value-type="float">
            <text:p>60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FU|1|M+1DFU|1|N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821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xj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XJR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9689.4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uz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UZA|1|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tzy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4TZY|1|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xnr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XNR|1|X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4tz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91" calcext:value-type="float">
            <text:p>89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TZX|1|X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7460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p9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P95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6gyv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6GYV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p9r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4P9R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8889.3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yi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51" calcext:value-type="float">
            <text:p>13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YIE|1|X+2YIE|1|Z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kx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KX9|1|X+5KX9|1|Y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c4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C45|1|X+5C45|1|Y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2241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nyd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4NYD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gdi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2GDI|1|Y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hoj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2HOJ|1|A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4ny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10" calcext:value-type="float">
            <text:p>13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NYA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hol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HOL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hom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HOM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gdi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2GDI|1|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nya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NYA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3553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vq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69" calcext:value-type="float">
            <text:p>2869</text:p>
          </table:table-cell>
          <table:table-cell table:style-name="ce7" office:value-type="float" office:value="3776" calcext:value-type="float">
            <text:p>377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3606" calcext:value-type="float">
            <text:p>13606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VQ6|1|4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46720.2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ddr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059" calcext:value-type="float">
            <text:p>105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DDR|1|B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5dd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DDP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ddr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059" calcext:value-type="float">
            <text:p>105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DDR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d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DDP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31480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yaz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YAZ|1|A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4yb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67" calcext:value-type="float">
            <text:p>5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YB0|1|R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yb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YB0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yaz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YAZ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242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m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38" calcext:value-type="float">
            <text:p>43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M30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m2z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M2Z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m3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M30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m2z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M2Z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1791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wkj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WKJ|1|C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wkj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WKJ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wkj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WKJ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wkj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WKJ|1|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909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ao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AOX|1|F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aox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AOX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042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j1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J1U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177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fr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35" calcext:value-type="float">
            <text:p>18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FRG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frg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4FRG|1|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3412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ha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HAX|1|E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9317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6db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28" calcext:value-type="float">
            <text:p>42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DB9|1|R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542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nk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86" calcext:value-type="float">
            <text:p>8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NKB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344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lx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LX6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lx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LX5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9951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oj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65" calcext:value-type="float">
            <text:p>6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OJI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4852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pl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PLY|1|E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ply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PLY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36231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n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2ANR|1|B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2an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ANN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9153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t8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T83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7955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30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30D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0153.4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tn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6TNA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i9v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I9V|1|A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1t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25" calcext:value-type="float">
            <text:p>5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TRA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tn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TN2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tn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TN1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ehz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1EHZ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tr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TRA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tn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TNA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714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xu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08" calcext:value-type="float">
            <text:p>12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XUS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4221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b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B23|1|R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6014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oi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46" calcext:value-type="float">
            <text:p>6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OIU|1|P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6247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oiu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OIU|1|Q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315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vq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70" calcext:value-type="float">
            <text:p>2870</text:p>
          </table:table-cell>
          <table:table-cell table:style-name="ce7" office:value-type="float" office:value="3776" calcext:value-type="float">
            <text:p>377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596" calcext:value-type="float">
            <text:p>10596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VQN|1|4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8683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fj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FJ0|1|C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fj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FJ0|1|A+5FJ0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565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zn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ZNP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znp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ZNP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293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nd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ND4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8149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y8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634" calcext:value-type="float">
            <text:p>26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Y85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y85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Y85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730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jf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JF2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4688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mz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MZP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10054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dh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94" calcext:value-type="float">
            <text:p>6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DH6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dqk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DQK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3019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c9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C9H|1|C+5C9H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7791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c9h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C9H|1|G+5C9H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417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kp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KPY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663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quw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26" calcext:value-type="float">
            <text:p>18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UW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quw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QUW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504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ep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804" calcext:value-type="float">
            <text:p>80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EPH|1|F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eph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3EPH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0567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gv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GVN|1|A+3GVN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1682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f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28" calcext:value-type="float">
            <text:p>6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F27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6843.2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ttt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218" calcext:value-type="float">
            <text:p>1218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TTT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ttt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218" calcext:value-type="float">
            <text:p>1218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TTT|1|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ttt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218" calcext:value-type="float">
            <text:p>1218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TTT|1|E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1ev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44" calcext:value-type="float">
            <text:p>7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EVV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2618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jr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JRC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jrc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JRC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969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lq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LQT|1|A+5LQT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26836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fj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FJ1|1|E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fj1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FJ1|1|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fj1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FJ1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fj1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FJ1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fj1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FJ1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fj1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FJ1|1|H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fj1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FJ1|1|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fj1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FJ1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8198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r1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2R1S|1|A+2R1S|1|B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2r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R20|1|A+2R20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389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ao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AO5|1|A+2AO5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ao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AO5|1|C+2AO5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98705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g6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G6R|1|D+4G6R|1|C+4G6R|1|A+4G6R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61644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xmq</text:p>
          </table:table-cell>
          <table:table-cell office:value-type="float" office:value="1" calcext:value-type="float">
            <text:p>1</text:p>
          </table:table-cell>
          <table:table-cell office:value-type="float" office:value="1519" calcext:value-type="float">
            <text:p>1519</text:p>
          </table:table-cell>
          <table:table-cell office:value-type="float" office:value="2396" calcext:value-type="float">
            <text:p>2396</text:p>
          </table:table-cell>
          <table:table-cell office:value-type="float" office:value="78" calcext:value-type="float">
            <text:p>78</text:p>
          </table:table-cell>
          <table:table-cell office:value-type="float" office:value="12733" calcext:value-type="float">
            <text:p>12733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1XMQ|1|X+1XMQ|1|W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3t1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26" calcext:value-type="float">
            <text:p>1526</text:p>
          </table:table-cell>
          <table:table-cell table:style-name="ce7" office:value-type="float" office:value="2397" calcext:value-type="float">
            <text:p>2397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0839" calcext:value-type="float">
            <text:p>20839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86" calcext:value-type="float">
            <text:p>18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T1Y|1|X+3T1Y|1|W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4686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bw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47" calcext:value-type="float">
            <text:p>5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BWM|1|G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3715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qu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17" calcext:value-type="float">
            <text:p>917</text:p>
          </table:table-cell>
          <table:table-cell office:value-type="float" office:value="6" calcext:value-type="float">
            <text:p>6</text:p>
          </table:table-cell>
          <table:table-cell office:value-type="float" office:value="884" calcext:value-type="float">
            <text:p>88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1QU2|1|T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1ff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17" calcext:value-type="float">
            <text:p>9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84" calcext:value-type="float">
            <text:p>88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FFY|1|T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2021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pq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22" calcext:value-type="float">
            <text:p>9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PQV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053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gh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01" calcext:value-type="float">
            <text:p>50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GHL|1|E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ghl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GHL|1|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117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bj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BJO|1|Y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bjp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BJP|1|Y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bjo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BJO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bjp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BJP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00143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y1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50" calcext:value-type="float">
            <text:p>23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Y1I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y1j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4Y1J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y1i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Y1I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y1j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4Y1J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99953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fe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01" calcext:value-type="float">
            <text:p>130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FEU|1|F+1FEU|1|E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feu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1301" calcext:value-type="float">
            <text:p>130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FEU|1|C+1FEU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698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iv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81" calcext:value-type="float">
            <text:p>10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IVN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ivn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IVN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640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nu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88" calcext:value-type="float">
            <text:p>1288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NUG|1|E+2NUG|1|F+2NUG|1|C+2NUG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702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x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24" calcext:value-type="float">
            <text:p>1824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XTM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23835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xtm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office:value-type="float" office:value="1824" calcext:value-type="float">
            <text:p>18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XTM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373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ql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QLM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qln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QLN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3773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37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37D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9021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yl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71" calcext:value-type="float">
            <text:p>14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YLS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yl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YLS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322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ktj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02" calcext:value-type="float">
            <text:p>15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KTJ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ktj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5KTJ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2761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td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TD0|1|B+3TD0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596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d5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23" calcext:value-type="float">
            <text:p>17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D5L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d5l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D5L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d5l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D5L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d5l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D5L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6345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swd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SWD|1|A</text:p>
          </table:table-cell>
          <table:table-cell table:number-columns-repeated="995"/>
        </table:table-row>
        <table:table-row table:style-name="ro1">
          <table:table-cell table:style-name="ce7" office:value-type="float" office:value="5E+054" calcext:value-type="float">
            <text:p>5E+05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E54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swd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SWD|1|B</text:p>
          </table:table-cell>
          <table:table-cell table:number-columns-repeated="995"/>
        </table:table-row>
        <table:table-row table:style-name="ro1">
          <table:table-cell office:value-type="float" office:value="5E+054" calcext:value-type="float">
            <text:p>5E+05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E54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989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nuj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65" calcext:value-type="float">
            <text:p>11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NUJ|1|C+1NUJ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nuv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1NUV|1|C+1NUV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29d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29D|1|C+429D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uj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NUJ|1|E+1NUJ|1|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uv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1NUV|1|E+1NUV|1|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07779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nuj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NUJ|1|A+1NUJ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uj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NUJ|1|G+1NUJ|1|H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uv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1NUV|1|G+1NUV|1|H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nuv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1NUV|1|A+1NUV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29d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429D|1|A+429D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311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v0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V0K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hb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HBY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626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j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JID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928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f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66" calcext:value-type="float">
            <text:p>9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FTM|1|D+3FTM|1|C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ftm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3FTM|1|B+3FTM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9096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zz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91" calcext:value-type="float">
            <text:p>89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ZZN|1|C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zzn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ZZN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6427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6d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318" calcext:value-type="float">
            <text:p>13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DME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6dmd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6DMD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dmd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6DMD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dmc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6DMC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6dmc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6DMC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835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xw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55" calcext:value-type="float">
            <text:p>9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XW7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49553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c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3CUN|1|D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3cu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20" calcext:value-type="float">
            <text:p>11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CUL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c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3CUN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c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3CUL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729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nd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NDH|1|C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ndh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NDH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ndh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NDH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ndh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NDH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7557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kzd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KZD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kze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4KZE|1|R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6b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B14|1|R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19951.24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l0u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3L0U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zm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ZM5|1|C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4y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YCO|1|E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yco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950" calcext:value-type="float">
            <text:p>950</text:p>
          </table:table-cell>
          <table:table-cell office:value-type="float" office:value="21" calcext:value-type="float">
            <text:p>21</text:p>
          </table:table-cell>
          <table:table-cell office:value-type="float" office:value="2670" calcext:value-type="float">
            <text:p>267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4YCO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yco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950" calcext:value-type="float">
            <text:p>950</text:p>
          </table:table-cell>
          <table:table-cell office:value-type="float" office:value="21" calcext:value-type="float">
            <text:p>21</text:p>
          </table:table-cell>
          <table:table-cell office:value-type="float" office:value="2670" calcext:value-type="float">
            <text:p>267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4YCO|1|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zxu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 office:value-type="float" office:value="946" calcext:value-type="float">
            <text:p>94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ZXU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zxu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 office:value-type="float" office:value="946" calcext:value-type="float">
            <text:p>94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ZXU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zm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ZM5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6484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hh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80" calcext:value-type="float">
            <text:p>338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HHN|1|E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hhn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3380" calcext:value-type="float">
            <text:p>338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HHN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1749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ss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SSF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461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64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67" calcext:value-type="float">
            <text:p>11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64D|1|C+364D|1|B+364D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6901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bt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27" calcext:value-type="float">
            <text:p>14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BTP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btp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5BTP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231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m4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M4O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944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g9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G91|1|A+2G91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83641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y1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Y1M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4y1m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4Y1M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0971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ns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NS4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ns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627" calcext:value-type="float">
            <text:p>627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NS4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55153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fs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FS0|1|B+3FS0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49785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l9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43" calcext:value-type="float">
            <text:p>164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L9A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1772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q1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1R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47433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v7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089" calcext:value-type="float">
            <text:p>20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V7E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v7e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3V7E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9110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oo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85" calcext:value-type="float">
            <text:p>48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OOG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089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jxq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JXQ|1|L+3JXQ|1|K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jxq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JXQ|1|B+3JXQ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984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di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4" calcext:value-type="float">
            <text:p>17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DIL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0433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ew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5EW4|1|B+5EW4|1|A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5ew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EW7|1|B+5EW7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1885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mg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180" calcext:value-type="float">
            <text:p>118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MGA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1335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n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28" calcext:value-type="float">
            <text:p>1528</text:p>
          </table:table-cell>
          <table:table-cell table:style-name="ce7" office:value-type="float" office:value="2389" calcext:value-type="float">
            <text:p>2389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041" calcext:value-type="float">
            <text:p>19041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float" office:value="158" calcext:value-type="float">
            <text:p>158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N32|1|Y+1N32|1|Z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3165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drz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RZ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sj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SJ3|1|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2367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mj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MJI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mji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1MJI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3943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54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54D|1|A+354D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6118.6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6as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ASO|1|I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327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ly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LYV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5lys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LYS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lyu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LYU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lyv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LYV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lys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LYS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lyu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5LYU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825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un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UNE|1|A+5UNE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8082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ts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TS2|1|Y+4TS2|1|X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3746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oe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OE5|1|B+2OE5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612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v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VAL|1|A+2VAL|1|C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val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VAL|1|B+2VAL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8154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ru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RUM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043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egz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116" calcext:value-type="float">
            <text:p>11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EGZ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122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fj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FJC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24819.2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t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TRA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3tra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3TRA|1|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89429.3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ga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GAO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8620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m0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961" calcext:value-type="float">
            <text:p>96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M0I|1|F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90603.1'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m0i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5M0I|1|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4025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qu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50" calcext:value-type="float">
            <text:p>15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QUS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2qus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2QUS|1|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6842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d4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D4R|1|B+1D4R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d4r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1D4R|1|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26998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kx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KXK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0842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a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A43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30317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rw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RWN|1|B+4RWN|1|C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5310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6cu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CU1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6326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la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8" calcext:value-type="float">
            <text:p>8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LA5|1|A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59905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6dt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54" calcext:value-type="float">
            <text:p>6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6DTA|1|D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7484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m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53" calcext:value-type="float">
            <text:p>225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MMS|1|C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1mms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03" calcext:value-type="float">
            <text:p>203</text:p>
          </table:table-cell>
          <table:table-cell office:value-type="float" office:value="18" calcext:value-type="float">
            <text:p>18</text:p>
          </table:table-cell>
          <table:table-cell office:value-type="float" office:value="2253" calcext:value-type="float">
            <text:p>225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MMS|1|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{'NR_all_74199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nt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NTB|1|A+1NTB|1|B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2658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k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K27|1|U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{'NR_all_86272.1'}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me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49" calcext:value-type="float">
            <text:p>5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MEI|1|A+3MEI|1|B</text:p>
          </table:table-cell>
          <table:table-cell table:style-name="ce7" table:number-columns-repeated="995"/>
        </table:table-row>
        <table:table-row table:style-name="ro1" table:number-rows-repeated="10476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11:28:46.348751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14:52:20.683659165</dc:date>
    <meta:editing-duration>PT1H3M45S</meta:editing-duration>
    <meta:editing-cycles>6</meta:editing-cycles>
    <meta:generator>LibreOffice/5.1.6.2$Linux_X86_64 LibreOffice_project/10m0$Build-2</meta:generator>
    <meta:document-statistic meta:table-count="2" meta:cell-count="25930" meta:object-count="0"/>
  </office:meta>
</office:document-meta>
</file>